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22cm"/>
    </style:style>
    <style:style style:name="co2" style:family="table-column">
      <style:table-column-properties fo:break-before="auto" style:column-width="6.957cm"/>
    </style:style>
    <style:style style:name="co3" style:family="table-column">
      <style:table-column-properties fo:break-before="auto" style:column-width="12.13cm"/>
    </style:style>
    <style:style style:name="co4" style:family="table-column">
      <style:table-column-properties fo:break-before="auto" style:column-width="15.184cm"/>
    </style:style>
    <style:style style:name="co5" style:family="table-column">
      <style:table-column-properties fo:break-before="auto" style:column-width="2.267cm"/>
    </style:style>
    <style:style style:name="co6" style:family="table-column">
      <style:table-column-properties fo:break-before="auto" style:column-width="9.613cm"/>
    </style:style>
    <style:style style:name="co7" style:family="table-column">
      <style:table-column-properties fo:break-before="auto" style:column-width="9.671cm"/>
    </style:style>
    <style:style style:name="co8" style:family="table-column">
      <style:table-column-properties fo:break-before="auto" style:column-width="11.29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545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5.352cm" fo:break-before="auto" style:use-optimal-row-height="false"/>
    </style:style>
    <style:style style:name="ro9" style:family="table-row">
      <style:table-row-properties style:row-height="4.96cm" fo:break-before="auto" style:use-optimal-row-height="false"/>
    </style:style>
    <style:style style:name="ro10" style:family="table-row">
      <style:table-row-properties style:row-height="3.21cm" fo:break-before="auto" style:use-optimal-row-height="true"/>
    </style:style>
    <style:style style:name="ro11" style:family="table-row">
      <style:table-row-properties style:row-height="0.894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1.737cm" fo:break-before="auto" style:use-optimal-row-height="true"/>
    </style:style>
    <style:style style:name="ro14" style:family="table-row">
      <style:table-row-properties style:row-height="3cm" fo:break-before="auto" style:use-optimal-row-height="true"/>
    </style:style>
    <style:style style:name="ro15"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text-properties fo:color="#000000" style:font-name="Calibri"/>
    </style:style>
    <style:style style:name="ce2" style:family="table-cell" style:parent-style-name="Default">
      <style:text-properties style:font-name="Calibri"/>
    </style:style>
    <style:style style:name="ce3" style:family="table-cell" style:parent-style-name="Default">
      <style:table-cell-properties fo:background-color="#b2b2b2"/>
      <style:text-properties style:font-name="Calibri"/>
    </style:style>
    <style:style style:name="ce4" style:family="table-cell" style:parent-style-name="Default">
      <style:table-cell-properties fo:background-color="#b2b2b2"/>
      <style:text-properties fo:color="#000000" style:font-name="Calibri"/>
    </style:style>
    <style:style style:name="ce5" style:family="table-cell" style:parent-style-name="Default">
      <style:table-cell-properties fo:background-color="#ffffff"/>
      <style:text-properties style:font-name="Calibri"/>
    </style:style>
    <style:style style:name="ce6" style:family="table-cell" style:parent-style-name="Default">
      <style:table-cell-properties fo:wrap-option="wrap"/>
      <style:text-properties style:use-window-font-color="true" style:text-outline="false" style:text-line-through-style="none" style:font-name="Calibri"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fo:wrap-option="wrap"/>
      <style:text-properties style:use-window-font-color="true" style:text-outline="false" style:text-line-through-style="none" style:font-name="Calibri"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OUCE"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table:style-name="ce1" office:value-type="string">
            <text:p>keys</text:p>
          </table:table-cell>
          <table:table-cell table:style-name="ce1" office:value-type="string">
            <text:p>bb_color_tag</text:p>
          </table:table-cell>
          <table:table-cell table:style-name="ce1" office:value-type="string">
            <text:p>text_ru</text:p>
          </table:table-cell>
          <table:table-cell table:style-name="ce1" office:value-type="string">
            <text:p>text_en</text:p>
          </table:table-cell>
          <table:table-cell table:style-name="ce1" table:number-columns-repeated="1020"/>
        </table:table-row>
        <table:table-row table:style-name="ro1">
          <table:table-cell office:value-type="string">
            <text:p>SPELL_INT_DEFAULT</text:p>
          </table:table-cell>
          <table:table-cell office:value-type="string">
            <text:p>[color=#ffdef7]</text:p>
          </table:table-cell>
          <table:table-cell office:value-type="string">
            <text:p>Заклинание работает, но ничего не происходит.</text:p>
          </table:table-cell>
          <table:table-cell office:value-type="string">
            <text:p>The spell's working, but nothing's happening.</text:p>
          </table:table-cell>
          <table:table-cell table:number-columns-repeated="1020"/>
        </table:table-row>
        <table:table-row table:style-name="ro1">
          <table:table-cell office:value-type="string">
            <text:p>SPELL_AFFECTED_INT_DEFAULT</text:p>
          </table:table-cell>
          <table:table-cell office:value-type="string">
            <text:p>[color=#ffdef7]</text:p>
          </table:table-cell>
          <table:table-cell office:value-type="string">
            <text:p>Уже под действием заклинания.</text:p>
          </table:table-cell>
          <table:table-cell office:value-type="string">
            <text:p>It's already under the spell's effect.</text:p>
          </table:table-cell>
          <table:table-cell table:number-columns-repeated="1020"/>
        </table:table-row>
        <table:table-row table:style-name="ro1">
          <table:table-cell office:value-type="string">
            <text:p>WRONG_SPELL_INT_DEFAULT</text:p>
          </table:table-cell>
          <table:table-cell office:value-type="string">
            <text:p>[color=#ffdef7]</text:p>
          </table:table-cell>
          <table:table-cell table:style-name="ce6" office:value-type="string">
            <text:p>Это так не работает. </text:p>
          </table:table-cell>
          <table:table-cell office:value-type="string">
            <text:p>It doesn't work that way.</text:p>
          </table:table-cell>
          <table:table-cell table:number-columns-repeated="1020"/>
        </table:table-row>
        <table:table-row table:style-name="ro1">
          <table:table-cell office:value-type="string">
            <text:p>WRONG_SPELL_INT_PONY_DEFAULT</text:p>
          </table:table-cell>
          <table:table-cell office:value-type="string">
            <text:p>[color=#ffdef7]</text:p>
          </table:table-cell>
          <table:table-cell table:style-name="ce6" office:value-type="string">
            <text:p>Очевидно, плохая идея. </text:p>
          </table:table-cell>
          <table:table-cell office:value-type="string">
            <text:p>Obviously a bad idea.</text:p>
          </table:table-cell>
          <table:table-cell table:number-columns-repeated="1020"/>
        </table:table-row>
        <table:table-row table:style-name="ro1">
          <table:table-cell office:value-type="string">
            <text:p>SG_INT_BLOCKED_DEFAULT</text:p>
          </table:table-cell>
          <table:table-cell office:value-type="string">
            <text:p>[color=#ffdef7]</text:p>
          </table:table-cell>
          <table:table-cell office:value-type="string">
            <text:p>Проход заблокирован, мне не пройти.</text:p>
          </table:table-cell>
          <table:table-cell office:value-type="string">
            <text:p>The way is blocked, I can't pass.</text:p>
          </table:table-cell>
          <table:table-cell table:number-columns-repeated="1020"/>
        </table:table-row>
        <table:table-row table:style-name="ro1">
          <table:table-cell table:style-name="ce3" office:value-type="string">
            <text:p>The books</text:p>
          </table:table-cell>
          <table:table-cell table:number-columns-repeated="3" table:style-name="ce3"/>
          <table:table-cell table:style-name="ce3" table:number-columns-repeated="1020"/>
        </table:table-row>
        <table:table-row table:style-name="ro1">
          <table:table-cell office:value-type="string">
            <text:p>LABEL_BOOKS</text:p>
          </table:table-cell>
          <table:table-cell/>
          <table:table-cell office:value-type="string">
            <text:p>Книги</text:p>
          </table:table-cell>
          <table:table-cell office:value-type="string">
            <text:p>Books</text:p>
          </table:table-cell>
          <table:table-cell table:number-columns-repeated="1020"/>
        </table:table-row>
        <table:table-row table:style-name="ro2">
          <table:table-cell office:value-type="string">
            <text:p>INT_BOOKS</text:p>
          </table:table-cell>
          <table:table-cell office:value-type="string">
            <text:p>[color=#ffdef7]</text:p>
          </table:table-cell>
          <table:table-cell office:value-type="string">
            <text:p>Здесь мои книги и дневники.</text:p>
            <text:p>Немного. Я мало что успела изучить.</text:p>
          </table:table-cell>
          <table:table-cell office:value-type="string">
            <text:p>Here are my books and diaries.</text:p>
            <text:p>A little. I didn't have much time to study.</text:p>
          </table:table-cell>
          <table:table-cell table:number-columns-repeated="1020"/>
        </table:table-row>
        <table:table-row table:style-name="ro1">
          <table:table-cell table:style-name="ce3" office:value-type="string">
            <text:p>The alchemist</text:p>
          </table:table-cell>
          <table:table-cell table:number-columns-repeated="3" table:style-name="ce3"/>
          <table:table-cell table:style-name="ce3" table:number-columns-repeated="1020"/>
        </table:table-row>
        <table:table-row table:style-name="ro1">
          <table:table-cell office:value-type="string">
            <text:p>LABEL_ALCHEMIST</text:p>
          </table:table-cell>
          <table:table-cell/>
          <table:table-cell office:value-type="string">
            <text:p>Алхимик</text:p>
          </table:table-cell>
          <table:table-cell office:value-type="string">
            <text:p>Alchemist</text:p>
          </table:table-cell>
          <table:table-cell table:number-columns-repeated="1020"/>
        </table:table-row>
        <table:table-row table:style-name="ro1">
          <table:table-cell office:value-type="string">
            <text:p>F_INT_ALCHEMIST_1</text:p>
          </table:table-cell>
          <table:table-cell office:value-type="string">
            <text:p>[color=#ffdef7]</text:p>
          </table:table-cell>
          <table:table-cell office:value-type="string">
            <text:p>Привет, как твои исследования? </text:p>
          </table:table-cell>
          <table:table-cell office:value-type="string">
            <text:p>Hi, how's your research going?</text:p>
          </table:table-cell>
          <table:table-cell table:number-columns-repeated="1020"/>
        </table:table-row>
        <table:table-row table:style-name="ro3">
          <table:table-cell office:value-type="string">
            <text:p>F_INT_ALCHEMIST_2</text:p>
          </table:table-cell>
          <table:table-cell office:value-type="string">
            <text:p>[color=#71c837]</text:p>
          </table:table-cell>
          <table:table-cell office:value-type="string">
            <text:p>Наконец-то смог добиться устойчивой</text:p>
            <text:p>Химической левитации.</text:p>
            <text:p>Если бы ты мне помогала почаще... </text:p>
          </table:table-cell>
          <table:table-cell office:value-type="string">
            <text:p>Finally I was able to achieve stable</text:p>
            <text:p>Chemical levitation.</text:p>
            <text:p>If you would help me more often...</text:p>
          </table:table-cell>
          <table:table-cell table:number-columns-repeated="1020"/>
        </table:table-row>
        <table:table-row table:style-name="ro3">
          <table:table-cell office:value-type="string">
            <text:p>F_INT_ALCHEMIST_3</text:p>
          </table:table-cell>
          <table:table-cell office:value-type="string">
            <text:p>[color=#ffdef7]</text:p>
          </table:table-cell>
          <table:table-cell office:value-type="string">
            <text:p>Сам знаешь - я только теорию</text:p>
            <text:p>изучала. Опыта не хватает</text:p>
            <text:p>Даже на простые заклинания. </text:p>
          </table:table-cell>
          <table:table-cell office:value-type="string">
            <text:p>You know yourself - I only studied theory.</text:p>
            <text:p>Experience is not enough</text:p>
            <text:p>even for simple spells.</text:p>
          </table:table-cell>
          <table:table-cell table:number-columns-repeated="1020"/>
        </table:table-row>
        <table:table-row table:style-name="ro1">
          <table:table-cell office:value-type="string">
            <text:p>INT_ALCHEMIST_1</text:p>
          </table:table-cell>
          <table:table-cell office:value-type="string">
            <text:p>[color=#ffdef7]</text:p>
          </table:table-cell>
          <table:table-cell office:value-type="string">
            <text:p>Ещё что интересного? </text:p>
          </table:table-cell>
          <table:table-cell office:value-type="string">
            <text:p>What else is interesting?</text:p>
          </table:table-cell>
          <table:table-cell table:number-columns-repeated="1020"/>
        </table:table-row>
        <table:table-row table:style-name="ro1">
          <table:table-cell office:value-type="string">
            <text:p>INT_ALCHEMIST_2</text:p>
          </table:table-cell>
          <table:table-cell office:value-type="string">
            <text:p>[color=#71c837]</text:p>
          </table:table-cell>
          <table:table-cell office:value-type="string">
            <text:p>Пока только левитационный раствор. </text:p>
          </table:table-cell>
          <table:table-cell office:value-type="string">
            <text:p>So far, only levitation solution.</text:p>
          </table:table-cell>
          <table:table-cell table:number-columns-repeated="1020"/>
        </table:table-row>
        <table:table-row table:style-name="ro1">
          <table:table-cell table:style-name="ce3" office:value-type="string">
            <text:p>The baker himself</text:p>
          </table:table-cell>
          <table:table-cell table:number-columns-repeated="3" table:style-name="ce3"/>
          <table:table-cell table:style-name="ce3" table:number-columns-repeated="1020"/>
        </table:table-row>
        <table:table-row table:style-name="ro1">
          <table:table-cell office:value-type="string">
            <text:p>LABEL_BAKER</text:p>
          </table:table-cell>
          <table:table-cell/>
          <table:table-cell office:value-type="string">
            <text:p>Пекарь</text:p>
          </table:table-cell>
          <table:table-cell office:value-type="string">
            <text:p>Baker</text:p>
          </table:table-cell>
          <table:table-cell table:number-columns-repeated="1020"/>
        </table:table-row>
        <table:table-row table:style-name="ro2">
          <table:table-cell office:value-type="string">
            <text:p>INT_BAKER</text:p>
          </table:table-cell>
          <table:table-cell office:value-type="string">
            <text:p>[color=#ffdef7]</text:p>
          </table:table-cell>
          <table:table-cell table:style-name="ce6" office:value-type="string">
            <text:p>Пекарь очень занят.</text:p>
            <text:p>Лучше его не отвлекать. </text:p>
          </table:table-cell>
          <table:table-cell office:value-type="string">
            <text:p>The baker is very busy.</text:p>
            <text:p>It's better not to distract him.</text:p>
          </table:table-cell>
          <table:table-cell table:number-columns-repeated="1020"/>
        </table:table-row>
        <table:table-row table:style-name="ro1">
          <table:table-cell office:value-type="string">
            <text:p>LABEL_GRAVE</text:p>
          </table:table-cell>
          <table:table-cell/>
          <table:table-cell office:value-type="string">
            <text:p>Памятник</text:p>
          </table:table-cell>
          <table:table-cell office:value-type="string">
            <text:p>Tombstone</text:p>
          </table:table-cell>
          <table:table-cell table:number-columns-repeated="1020"/>
        </table:table-row>
        <table:table-row table:style-name="ro2">
          <table:table-cell office:value-type="string">
            <text:p>INT_GRAVE_1</text:p>
          </table:table-cell>
          <table:table-cell office:value-type="string">
            <text:p>[color=#ffdef7]</text:p>
          </table:table-cell>
          <table:table-cell table:style-name="ce6" office:value-type="string">
            <text:p>Это кладбище.</text:p>
            <text:p>Здесь кругом памятники.</text:p>
          </table:table-cell>
          <table:table-cell office:value-type="string">
            <text:p>This is a cemetery.</text:p>
            <text:p>There are tombstone all around here.</text:p>
          </table:table-cell>
          <table:table-cell table:number-columns-repeated="1020"/>
        </table:table-row>
        <table:table-row table:style-name="ro4">
          <table:table-cell office:value-type="string">
            <text:p>INT_GRAVE_2</text:p>
          </table:table-cell>
          <table:table-cell office:value-type="string">
            <text:p>[color=#ffdef7]</text:p>
          </table:table-cell>
          <table:table-cell table:style-name="ce6" office:value-type="string">
            <text:p>Еще один памятник. </text:p>
          </table:table-cell>
          <table:table-cell office:value-type="string">
            <text:p>Another tombstone.</text:p>
          </table:table-cell>
          <table:table-cell table:number-columns-repeated="1020"/>
        </table:table-row>
        <table:table-row table:style-name="ro1">
          <table:table-cell table:style-name="ce4" office:value-type="string">
            <text:p>Clover grave</text:p>
          </table:table-cell>
          <table:table-cell table:number-columns-repeated="3" table:style-name="ce3"/>
          <table:table-cell table:style-name="ce3" table:number-columns-repeated="1020"/>
        </table:table-row>
        <table:table-row table:style-name="ro1">
          <table:table-cell table:style-name="ce5" office:value-type="string">
            <text:p>LABEL_CLOVER_GRAVE</text:p>
          </table:table-cell>
          <table:table-cell table:style-name="ce5"/>
          <table:table-cell table:style-name="ce7" office:value-type="string">
            <text:p>Памятник Кловер </text:p>
          </table:table-cell>
          <table:table-cell table:style-name="ce5" office:value-type="string">
            <text:p>Clover's tombstone</text:p>
          </table:table-cell>
          <table:table-cell table:style-name="ce5" table:number-columns-repeated="1020"/>
        </table:table-row>
        <table:table-row table:style-name="ro1">
          <table:table-cell table:style-name="ce5" office:value-type="string">
            <text:p>INSP_CLOVER_GRAVE</text:p>
          </table:table-cell>
          <table:table-cell table:style-name="ce5"/>
          <table:table-cell table:style-name="ce5" office:value-type="string">
            <text:p>Кловер Премудрая, юникорн</text:p>
          </table:table-cell>
          <table:table-cell table:style-name="ce5" office:value-type="string">
            <text:p>Clover the Clever, Unicorn</text:p>
          </table:table-cell>
          <table:table-cell table:style-name="ce5" table:number-columns-repeated="1020"/>
        </table:table-row>
        <table:table-row table:style-name="ro2">
          <table:table-cell table:style-name="ce5" office:value-type="string">
            <text:p>INT_CLOVER_GRAVE</text:p>
          </table:table-cell>
          <table:table-cell table:style-name="ce5" office:value-type="string">
            <text:p>[color=#ffdef7]</text:p>
          </table:table-cell>
          <table:table-cell table:style-name="ce5" office:value-type="string">
            <text:p>Два года прошло.</text:p>
            <text:p>Уже давно пора бы искать нового наставника.</text:p>
          </table:table-cell>
          <table:table-cell table:style-name="ce5" office:value-type="string">
            <text:p>Two years have passed.</text:p>
            <text:p>It's high time to look for a new mentor.</text:p>
          </table:table-cell>
          <table:table-cell table:style-name="ce5" table:number-columns-repeated="1020"/>
        </table:table-row>
        <table:table-row table:style-name="ro1">
          <table:table-cell table:style-name="ce5" office:value-type="string">
            <text:p>INT_CLOVER_GRAVE_POST</text:p>
          </table:table-cell>
          <table:table-cell table:style-name="ce5" office:value-type="string">
            <text:p>[color=#ffdef7]</text:p>
          </table:table-cell>
          <table:table-cell table:style-name="ce5" office:value-type="string">
            <text:p>Надеюсь, я ещё её увижу.</text:p>
          </table:table-cell>
          <table:table-cell table:style-name="ce5" office:value-type="string">
            <text:p>I hope I'll see her again.</text:p>
          </table:table-cell>
          <table:table-cell table:style-name="ce5" table:number-columns-repeated="1020"/>
        </table:table-row>
        <table:table-row table:style-name="ro2">
          <table:table-cell table:style-name="ce5" office:value-type="string">
            <text:p>INT_CLOVER_1</text:p>
          </table:table-cell>
          <table:table-cell table:style-name="ce5" office:value-type="string">
            <text:p>[color=#ffdef7]</text:p>
          </table:table-cell>
          <table:table-cell table:style-name="ce5" office:value-type="string">
            <text:p>Мне не хватает вас, учитель.</text:p>
            <text:p>Даже не магии - просто совета.</text:p>
          </table:table-cell>
          <table:table-cell office:value-type="string">
            <text:p>I miss you, Teacher.</text:p>
            <text:p>Not even your magic - just advice.</text:p>
          </table:table-cell>
          <table:table-cell table:style-name="ce5" table:number-columns-repeated="1020"/>
        </table:table-row>
        <table:table-row table:style-name="ro2">
          <table:table-cell table:style-name="ce5" office:value-type="string">
            <text:p>INT_CLOVER_2</text:p>
          </table:table-cell>
          <table:table-cell table:style-name="ce5" office:value-type="string">
            <text:p>[color=#00d0e6]</text:p>
          </table:table-cell>
          <table:table-cell table:style-name="ce6" office:value-type="string">
            <text:p>Я предвидела подобный поворот.</text:p>
            <text:p>Ты справишься.</text:p>
          </table:table-cell>
          <table:table-cell table:style-name="ce5" office:value-type="string">
            <text:p>I foresaw this twist.</text:p>
            <text:p>You can conquer it.</text:p>
          </table:table-cell>
          <table:table-cell table:style-name="ce5" table:number-columns-repeated="1020"/>
        </table:table-row>
        <table:table-row table:style-name="ro1">
          <table:table-cell table:style-name="ce5" office:value-type="string">
            <text:p>INT_CLOVER_3</text:p>
          </table:table-cell>
          <table:table-cell table:style-name="ce5" office:value-type="string">
            <text:p>[color=#ffdef7]</text:p>
          </table:table-cell>
          <table:table-cell table:style-name="ce5" office:value-type="string">
            <text:p>Учитель? Как это возможно?</text:p>
          </table:table-cell>
          <table:table-cell table:style-name="ce5" office:value-type="string">
            <text:p>Teacher? How is this possible?</text:p>
          </table:table-cell>
          <table:table-cell table:style-name="ce5" table:number-columns-repeated="1020"/>
        </table:table-row>
        <table:table-row table:style-name="ro5">
          <table:table-cell table:style-name="ce5" office:value-type="string">
            <text:p>INT_CLOVER_4</text:p>
          </table:table-cell>
          <table:table-cell table:style-name="ce5" office:value-type="string">
            <text:p>[color=#00d0e6]</text:p>
          </table:table-cell>
          <table:table-cell table:style-name="ce5" office:value-type="string">
            <text:p>Единороги высшего уровня не исчезают сразу и бесследно. Я стану частью той силы, которую использовала, когда...</text:p>
          </table:table-cell>
          <table:table-cell table:style-name="ce5" office:value-type="string">
            <text:p>Unicorns of the highest level do not disappear immediately and without a trace. I will become a part of the force that I used when...</text:p>
          </table:table-cell>
          <table:table-cell table:style-name="ce5" table:number-columns-repeated="1020"/>
        </table:table-row>
        <table:table-row table:style-name="ro2">
          <table:table-cell table:style-name="ce5" office:value-type="string">
            <text:p>INT_CLOVER_5</text:p>
          </table:table-cell>
          <table:table-cell table:style-name="ce5" office:value-type="string">
            <text:p>[color=#ffdef7]</text:p>
          </table:table-cell>
          <table:table-cell table:style-name="ce5" office:value-type="string">
            <text:p>Жаль, я не такой единорог. Меня пытаются задержать стражники, а я за два года даже булку у пекаря ни разу не украла.</text:p>
          </table:table-cell>
          <table:table-cell table:style-name="ce5" office:value-type="string">
            <text:p>I wish I was that kind of unicorn.</text:p>
            <text:p>The guards are trying to detain me, and in two years I have never even stolen a loaf from a baker.</text:p>
          </table:table-cell>
          <table:table-cell table:style-name="ce5" table:number-columns-repeated="1020"/>
        </table:table-row>
        <table:table-row table:style-name="ro1">
          <table:table-cell table:style-name="ce5" office:value-type="string">
            <text:p>INT_CLOVER_6</text:p>
          </table:table-cell>
          <table:table-cell table:style-name="ce5" office:value-type="string">
            <text:p>[color=#00d0e6]</text:p>
          </table:table-cell>
          <table:table-cell table:style-name="ce5" office:value-type="string">
            <text:p>Принцесса Селестия сильна, но её склонность к быстрым решениям может пугать. Я попробую выяснить, в чём дело.</text:p>
          </table:table-cell>
          <table:table-cell table:style-name="ce5" office:value-type="string">
            <text:p>Princess Celestia is powerfull, but her penchant for quick decisions can be intimidating. I'll try to figure out what's the matter.</text:p>
          </table:table-cell>
          <table:table-cell table:style-name="ce5" table:number-columns-repeated="1020"/>
        </table:table-row>
        <table:table-row table:style-name="ro1">
          <table:table-cell table:style-name="ce5" office:value-type="string">
            <text:p>INT_CLOVER_7</text:p>
          </table:table-cell>
          <table:table-cell table:style-name="ce5" office:value-type="string">
            <text:p>[color=#ffdef7]</text:p>
          </table:table-cell>
          <table:table-cell table:style-name="ce5" office:value-type="string">
            <text:p>Как мне быть, Кловер?</text:p>
          </table:table-cell>
          <table:table-cell table:style-name="ce5" office:value-type="string">
            <text:p>What should I do, Clover?</text:p>
          </table:table-cell>
          <table:table-cell table:style-name="ce5" table:number-columns-repeated="1020"/>
        </table:table-row>
        <table:table-row table:style-name="ro2">
          <table:table-cell table:style-name="ce5" office:value-type="string">
            <text:p>INT_CLOVER_8</text:p>
          </table:table-cell>
          <table:table-cell table:style-name="ce5" office:value-type="string">
            <text:p>[color=#00d0e6]</text:p>
          </table:table-cell>
          <table:table-cell table:style-name="ce5" office:value-type="string">
            <text:p>Для начала - продолжить обучение.</text:p>
            <text:p>Сосредоточься на магии внутри тебя, и уже через минуту сможешь использовать новые заклинания.</text:p>
          </table:table-cell>
          <table:table-cell office:value-type="string">
            <text:p>To begin with - continue training.</text:p>
            <text:p>Focus on the magic inside you, and in a minute you will be able to use new spells.</text:p>
          </table:table-cell>
          <table:table-cell table:style-name="ce5" table:number-columns-repeated="1020"/>
        </table:table-row>
        <table:table-row table:style-name="ro2">
          <table:table-cell table:style-name="ce5" office:value-type="string">
            <text:p>INT_CLOVER_9</text:p>
          </table:table-cell>
          <table:table-cell table:style-name="ce5" office:value-type="string">
            <text:p>[color=#ffdef7]</text:p>
          </table:table-cell>
          <table:table-cell table:style-name="ce5" office:value-type="string">
            <text:p>Хотя бы так.</text:p>
            <text:p>По крайней мере, мне действительно теперь доступен следующий уровень.</text:p>
          </table:table-cell>
          <table:table-cell table:style-name="ce5" office:value-type="string">
            <text:p>At least so.</text:p>
            <text:p>The next level is really available to me now.</text:p>
          </table:table-cell>
          <table:table-cell table:style-name="ce5" table:number-columns-repeated="1020"/>
        </table:table-row>
        <table:table-row table:style-name="ro1">
          <table:table-cell table:style-name="ce4" office:value-type="string">
            <text:p>Levitation flask</text:p>
          </table:table-cell>
          <table:table-cell table:number-columns-repeated="3" table:style-name="ce3"/>
          <table:table-cell table:style-name="ce3" table:number-columns-repeated="1020"/>
        </table:table-row>
        <table:table-row table:style-name="ro1">
          <table:table-cell office:value-type="string">
            <text:p>LABEL_FLASK</text:p>
          </table:table-cell>
          <table:table-cell/>
          <table:table-cell office:value-type="string">
            <text:p>Колба</text:p>
          </table:table-cell>
          <table:table-cell office:value-type="string">
            <text:p>Flask</text:p>
          </table:table-cell>
          <table:table-cell table:number-columns-repeated="1020"/>
        </table:table-row>
        <table:table-row table:style-name="ro6">
          <table:table-cell office:value-type="string">
            <text:p>FSPELL_FLASK</text:p>
          </table:table-cell>
          <table:table-cell office:value-type="string">
            <text:p>[color=#ffdef7]</text:p>
          </table:table-cell>
          <table:table-cell office:value-type="string">
            <text:p>Это левитация.</text:p>
            <text:p>Стоит запомнить, как работает.</text:p>
            <text:p>Я могу выполнить заклинание в обе стороны.</text:p>
            <text:p>Хотя бы такая малость мне доступна.</text:p>
          </table:table-cell>
          <table:table-cell office:value-type="string">
            <text:p>This is levitation.</text:p>
            <text:p>I can memorize how it works.</text:p>
            <text:p>I can perform the spell in both directions.</text:p>
            <text:p>At least this level <text:s/>of magic is available to me.</text:p>
          </table:table-cell>
          <table:table-cell table:number-columns-repeated="1020"/>
        </table:table-row>
        <table:table-row table:style-name="ro3">
          <table:table-cell office:value-type="string">
            <text:p>BSPELL_FLASK</text:p>
          </table:table-cell>
          <table:table-cell office:value-type="string">
            <text:p>[color=#ffdef7]</text:p>
          </table:table-cell>
          <table:table-cell office:value-type="string">
            <text:p>Обратный эффект.</text:p>
            <text:p>Та же магия, но в обратном порядке.</text:p>
            <text:p>Могу попробовать сама.</text:p>
          </table:table-cell>
          <table:table-cell office:value-type="string">
            <text:p>The reverse effect.</text:p>
            <text:p>The same magic but in reverse order.</text:p>
            <text:p>I can try it myself.</text:p>
          </table:table-cell>
          <table:table-cell table:number-columns-repeated="1020"/>
        </table:table-row>
        <table:table-row table:style-name="ro1">
          <table:table-cell office:value-type="string">
            <text:p>FSPELL_AFFECTED_FLASK</text:p>
          </table:table-cell>
          <table:table-cell office:value-type="string">
            <text:p>[color=#ffdef7]</text:p>
          </table:table-cell>
          <table:table-cell office:value-type="string">
            <text:p>Колба уже левитирует.</text:p>
          </table:table-cell>
          <table:table-cell office:value-type="string">
            <text:p>The flask is already levitating.</text:p>
          </table:table-cell>
          <table:table-cell table:number-columns-repeated="1020"/>
        </table:table-row>
        <table:table-row table:style-name="ro1">
          <table:table-cell office:value-type="string">
            <text:p>BSPELL_AFFECTED_FLASK</text:p>
          </table:table-cell>
          <table:table-cell office:value-type="string">
            <text:p>[color=#ffdef7]</text:p>
          </table:table-cell>
          <table:table-cell office:value-type="string">
            <text:p>Эффект левитации уже снят.</text:p>
          </table:table-cell>
          <table:table-cell office:value-type="string">
            <text:p>The levitation effect has already been removed.</text:p>
          </table:table-cell>
          <table:table-cell table:number-columns-repeated="1020"/>
        </table:table-row>
        <table:table-row table:style-name="ro1">
          <table:table-cell table:style-name="ce3" office:value-type="string">
            <text:p>Stove in the baker's house</text:p>
          </table:table-cell>
          <table:table-cell table:number-columns-repeated="3" table:style-name="ce3"/>
          <table:table-cell table:style-name="ce3" table:number-columns-repeated="1020"/>
        </table:table-row>
        <table:table-row table:style-name="ro1">
          <table:table-cell office:value-type="string">
            <text:p>LABEL_STOVE</text:p>
          </table:table-cell>
          <table:table-cell/>
          <table:table-cell office:value-type="string">
            <text:p>Огонь</text:p>
          </table:table-cell>
          <table:table-cell office:value-type="string">
            <text:p>Fire</text:p>
          </table:table-cell>
          <table:table-cell table:number-columns-repeated="1020"/>
        </table:table-row>
        <table:table-row table:style-name="ro1">
          <table:table-cell office:value-type="string">
            <text:p>SPELL_INT_STOVE_1</text:p>
          </table:table-cell>
          <table:table-cell office:value-type="string">
            <text:p>[color=#ffdef7]</text:p>
          </table:table-cell>
          <table:table-cell table:style-name="ce6" office:value-type="string">
            <text:p>Это магия огня! </text:p>
          </table:table-cell>
          <table:table-cell office:value-type="string">
            <text:p>It's fire magic!</text:p>
          </table:table-cell>
          <table:table-cell table:number-columns-repeated="1020"/>
        </table:table-row>
        <table:table-row table:style-name="ro1">
          <table:table-cell office:value-type="string">
            <text:p>SPELL_INT_STOVE_2</text:p>
          </table:table-cell>
          <table:table-cell office:value-type="string">
            <text:p>[color=#ffdef7]</text:p>
          </table:table-cell>
          <table:table-cell table:style-name="ce6" office:value-type="string">
            <text:p>Я могу её запомнить, но слишком слаба, чтобы воспроизвести. </text:p>
          </table:table-cell>
          <table:table-cell office:value-type="string">
            <text:p>I can memorize it, yet I'm too weak to use it.</text:p>
          </table:table-cell>
          <table:table-cell table:number-columns-repeated="1020"/>
        </table:table-row>
        <table:table-row table:style-name="ro1">
          <table:table-cell table:style-name="ce3" office:value-type="string">
            <text:p>Guards at home</text:p>
          </table:table-cell>
          <table:table-cell table:number-columns-repeated="3" table:style-name="ce3"/>
          <table:table-cell table:style-name="ce3" table:number-columns-repeated="1020"/>
        </table:table-row>
        <table:table-row table:style-name="ro1">
          <table:table-cell office:value-type="string">
            <text:p>LABEL_GUARDS</text:p>
          </table:table-cell>
          <table:table-cell/>
          <table:table-cell office:value-type="string">
            <text:p>Стражники</text:p>
          </table:table-cell>
          <table:table-cell office:value-type="string">
            <text:p>Guards</text:p>
          </table:table-cell>
          <table:table-cell table:number-columns-repeated="1020"/>
        </table:table-row>
        <table:table-row table:style-name="ro2">
          <table:table-cell office:value-type="string">
            <text:p>F_INT_GUARDS_1</text:p>
          </table:table-cell>
          <table:table-cell office:value-type="string">
            <text:p>[color=#ececec]</text:p>
          </table:table-cell>
          <table:table-cell table:style-name="ce6" office:value-type="string">
            <text:p>Именем Принцессы Селестии, вы задержаны и должны проследовать с нами. </text:p>
          </table:table-cell>
          <table:table-cell office:value-type="string">
            <text:p>In the name of Princess Celestia, you are detained and must come with us.</text:p>
          </table:table-cell>
          <table:table-cell table:number-columns-repeated="1020"/>
        </table:table-row>
        <table:table-row table:style-name="ro1">
          <table:table-cell office:value-type="string">
            <text:p>F_INT_GUARDS_2</text:p>
          </table:table-cell>
          <table:table-cell office:value-type="string">
            <text:p>[color=#ffdef7]</text:p>
          </table:table-cell>
          <table:table-cell office:value-type="string">
            <text:p>Очень смешно. Я два года не покидала эту деревню. И вообще не подданная принцессы.</text:p>
          </table:table-cell>
          <table:table-cell office:value-type="string">
            <text:p>Very funny. I haven't left this village for two years. And not a subject of the princess at all.</text:p>
          </table:table-cell>
          <table:table-cell table:number-columns-repeated="1020"/>
        </table:table-row>
        <table:table-row table:style-name="ro2">
          <table:table-cell office:value-type="string">
            <text:p>F_INT_GUARDS_3</text:p>
          </table:table-cell>
          <table:table-cell office:value-type="string">
            <text:p>[color=#ececec]</text:p>
          </table:table-cell>
          <table:table-cell table:style-name="ce6" office:value-type="string">
            <text:p>Теперь уже подданная, вы на территории <text:s/>Эквестрии. Идите за нами и без глупостей. </text:p>
          </table:table-cell>
          <table:table-cell office:value-type="string">
            <text:p>Now already a subject, you are on the territory of Equestria. Follow us and don't do anything stupid.</text:p>
          </table:table-cell>
          <table:table-cell table:number-columns-repeated="1020"/>
        </table:table-row>
        <table:table-row table:style-name="ro1">
          <table:table-cell office:value-type="string">
            <text:p>F_INT_GUARDS_4</text:p>
          </table:table-cell>
          <table:table-cell office:value-type="string">
            <text:p>[color=#ffdef7]</text:p>
          </table:table-cell>
          <table:table-cell office:value-type="string">
            <text:p>Нет, так не годится. Я никуда не пойду, пока не получу объяснений.</text:p>
          </table:table-cell>
          <table:table-cell office:value-type="string">
            <text:p>No, that won't do. I'm not going anywhere untilI I get an explanation.</text:p>
          </table:table-cell>
          <table:table-cell table:number-columns-repeated="1020"/>
        </table:table-row>
        <table:table-row table:style-name="ro1">
          <table:table-cell office:value-type="string">
            <text:p>F_INT_GUARDS_5</text:p>
          </table:table-cell>
          <table:table-cell office:value-type="string">
            <text:p>[color=#7b7b7b]</text:p>
          </table:table-cell>
          <table:table-cell table:style-name="ce6" office:value-type="string">
            <text:p>Приказы Принцессы не обсуждаются. Собирайтесь и уходим. </text:p>
          </table:table-cell>
          <table:table-cell office:value-type="string">
            <text:p>The orders of the Princess are not discussed.\nGet ready and follow us.</text:p>
          </table:table-cell>
          <table:table-cell table:number-columns-repeated="1020"/>
        </table:table-row>
        <table:table-row table:style-name="ro1">
          <table:table-cell office:value-type="string">
            <text:p>INT_GUARDS_1</text:p>
          </table:table-cell>
          <table:table-cell office:value-type="string">
            <text:p>[color=#ffdef7]</text:p>
          </table:table-cell>
          <table:table-cell office:value-type="string">
            <text:p>Может, всё же расскажете, в чём моя вина?</text:p>
          </table:table-cell>
          <table:table-cell office:value-type="string">
            <text:p>Can you tell me what my fault is?</text:p>
          </table:table-cell>
          <table:table-cell table:number-columns-repeated="1020"/>
        </table:table-row>
        <table:table-row table:style-name="ro1">
          <table:table-cell office:value-type="string">
            <text:p>INT_GUARDS_2</text:p>
          </table:table-cell>
          <table:table-cell office:value-type="string">
            <text:p>[color=#ececec]</text:p>
          </table:table-cell>
          <table:table-cell office:value-type="string">
            <text:p>Не спорьте и собирайтесь быстрее.\nПринцесса ждёт вас в замке.</text:p>
          </table:table-cell>
          <table:table-cell office:value-type="string">
            <text:p>Don't argue and get ready faster. The princess is waiting for you in the castle.</text:p>
          </table:table-cell>
          <table:table-cell table:number-columns-repeated="1020"/>
        </table:table-row>
        <table:table-row table:style-name="ro1">
          <table:table-cell office:value-type="string">
            <text:p>FSPELL_INT_GUARDS_1</text:p>
          </table:table-cell>
          <table:table-cell office:value-type="string">
            <text:p>[color=#ffdef7]</text:p>
          </table:table-cell>
          <table:table-cell table:style-name="ce6" office:value-type="string">
            <text:p>Это даст мне время. Пора убираться отсюда. </text:p>
          </table:table-cell>
          <table:table-cell office:value-type="string">
            <text:p>It will give me chance. It's time to get out of here.</text:p>
          </table:table-cell>
          <table:table-cell table:number-columns-repeated="1020"/>
        </table:table-row>
        <table:table-row table:style-name="ro1">
          <table:table-cell office:value-type="string">
            <text:p>FSPELL_INT_GUARDS_2</text:p>
          </table:table-cell>
          <table:table-cell office:value-type="string">
            <text:p>[color=#ececec]</text:p>
          </table:table-cell>
          <table:table-cell table:style-name="ce6" office:value-type="string">
            <text:p>Негодница! Немедленно отпусти нас! </text:p>
          </table:table-cell>
          <table:table-cell office:value-type="string">
            <text:p>The wretch! Move us to the ground immediately!</text:p>
          </table:table-cell>
          <table:table-cell table:number-columns-repeated="1020"/>
        </table:table-row>
        <table:table-row table:style-name="ro1">
          <table:table-cell office:value-type="string">
            <text:p>FSPELL_INT_GUARDS_3</text:p>
          </table:table-cell>
          <table:table-cell office:value-type="string">
            <text:p>[color=#ffdef7]</text:p>
          </table:table-cell>
          <table:table-cell table:style-name="ce6" office:value-type="string">
            <text:p>Извините, парни, но я не хочу быть задержаной ни за что. </text:p>
          </table:table-cell>
          <table:table-cell office:value-type="string">
            <text:p>Sorry, guys, but I don't want to be detained without reason.</text:p>
          </table:table-cell>
          <table:table-cell table:number-columns-repeated="1020"/>
        </table:table-row>
        <table:table-row table:style-name="ro1">
          <table:table-cell office:value-type="string">
            <text:p>AFTER_SPELL_INT_GUARDS</text:p>
          </table:table-cell>
          <table:table-cell office:value-type="string">
            <text:p>[color=#ffdef7]</text:p>
          </table:table-cell>
          <table:table-cell table:style-name="ce6" office:value-type="string">
            <text:p>Не о чем с ними сейчас разговаривать. </text:p>
          </table:table-cell>
          <table:table-cell office:value-type="string">
            <text:p>There's nothing to talk to them about right now.</text:p>
          </table:table-cell>
          <table:table-cell table:number-columns-repeated="1020"/>
        </table:table-row>
        <table:table-row table:style-name="ro1">
          <table:table-cell office:value-type="string">
            <text:p>BSPELL_INT_GUARDS</text:p>
          </table:table-cell>
          <table:table-cell office:value-type="string">
            <text:p>[color=#ffdef7]</text:p>
          </table:table-cell>
          <table:table-cell table:style-name="ce6" office:value-type="string">
            <text:p>Пусть лучше повисят в воздухе. </text:p>
          </table:table-cell>
          <table:table-cell office:value-type="string">
            <text:p>Let them hang in the air better.</text:p>
          </table:table-cell>
          <table:table-cell table:number-columns-repeated="1020"/>
        </table:table-row>
        <table:table-row table:style-name="ro1">
          <table:table-cell office:value-type="string">
            <text:p>SG_INT_BLOCKED_GUARDS</text:p>
          </table:table-cell>
          <table:table-cell office:value-type="string">
            <text:p>[color=#ececec]</text:p>
          </table:table-cell>
          <table:table-cell table:style-name="ce6" office:value-type="string">
            <text:p>Стоять на месте! </text:p>
          </table:table-cell>
          <table:table-cell office:value-type="string">
            <text:p>Stop right there!</text:p>
          </table:table-cell>
          <table:table-cell table:number-columns-repeated="1020"/>
        </table:table-row>
        <table:table-row table:style-name="ro1">
          <table:table-cell table:style-name="ce3" office:value-type="string">
            <text:p>Scene gates blocked</text:p>
          </table:table-cell>
          <table:table-cell table:number-columns-repeated="3" table:style-name="ce3"/>
          <table:table-cell table:style-name="ce3" table:number-columns-repeated="1020"/>
        </table:table-row>
        <table:table-row table:style-name="ro1">
          <table:table-cell office:value-type="string">
            <text:p>SG_INT_BLOCKED_GUARDS_ARE_THERE</text:p>
          </table:table-cell>
          <table:table-cell office:value-type="string">
            <text:p>[color=#ffdef7]</text:p>
          </table:table-cell>
          <table:table-cell table:style-name="ce6" office:value-type="string">
            <text:p>Не стоит возвращаться туда, где уже есть стража. </text:p>
          </table:table-cell>
          <table:table-cell office:value-type="string">
            <text:p>It's not good going back to where are guards already.</text:p>
          </table:table-cell>
          <table:table-cell table:number-columns-repeated="1020"/>
        </table:table-row>
        <table:table-row table:style-name="ro1">
          <table:table-cell office:value-type="string">
            <text:p>SG_INT_BLOCKED_MUST_LEAVE_VILLAGE</text:p>
          </table:table-cell>
          <table:table-cell office:value-type="string">
            <text:p>[color=#ffdef7]</text:p>
          </table:table-cell>
          <table:table-cell table:style-name="ce6" office:value-type="string">
            <text:p>Мне лучше уйти подальше от деревни. </text:p>
          </table:table-cell>
          <table:table-cell office:value-type="string">
            <text:p>I'd better get away from the village.</text:p>
          </table:table-cell>
          <table:table-cell table:number-columns-repeated="1020"/>
        </table:table-row>
        <table:table-row table:style-name="ro1">
          <table:table-cell table:style-name="ce3" office:value-type="string">
            <text:p>Bush interacitons</text:p>
          </table:table-cell>
          <table:table-cell table:number-columns-repeated="3" table:style-name="ce3"/>
          <table:table-cell table:style-name="ce3" table:number-columns-repeated="1020"/>
        </table:table-row>
        <table:table-row table:style-name="ro1">
          <table:table-cell office:value-type="string">
            <text:p>LABEL_BUSH</text:p>
          </table:table-cell>
          <table:table-cell/>
          <table:table-cell office:value-type="string">
            <text:p>Колючий куст</text:p>
          </table:table-cell>
          <table:table-cell office:value-type="string">
            <text:p>Prickly bush</text:p>
          </table:table-cell>
          <table:table-cell table:number-columns-repeated="1020"/>
        </table:table-row>
        <table:table-row table:style-name="ro1">
          <table:table-cell office:value-type="string">
            <text:p>F_INT_BUSH</text:p>
          </table:table-cell>
          <table:table-cell office:value-type="string">
            <text:p>[color=#ffdef7]</text:p>
          </table:table-cell>
          <table:table-cell office:value-type="string">
            <text:p>Если бы я только могла пройти через лес, как-то избавиться от куста...</text:p>
          </table:table-cell>
          <table:table-cell office:value-type="string">
            <text:p>If only I could pass through the forest, somehow get rid of the bush...</text:p>
          </table:table-cell>
          <table:table-cell table:number-columns-repeated="1020"/>
        </table:table-row>
        <table:table-row table:style-name="ro1">
          <table:table-cell office:value-type="string">
            <text:p>INT_BUSH</text:p>
          </table:table-cell>
          <table:table-cell office:value-type="string">
            <text:p>[color=#ffdef7]</text:p>
          </table:table-cell>
          <table:table-cell office:value-type="string">
            <text:p>Дорога заросла колючим кустарником.</text:p>
          </table:table-cell>
          <table:table-cell office:value-type="string">
            <text:p>The road is overgrown with prickly bush.</text:p>
          </table:table-cell>
          <table:table-cell table:number-columns-repeated="1020"/>
        </table:table-row>
        <table:table-row table:style-name="ro1">
          <table:table-cell office:value-type="string">
            <text:p>SPELL_INT_BUSH</text:p>
          </table:table-cell>
          <table:table-cell office:value-type="string">
            <text:p>[color=#ffdef7]</text:p>
          </table:table-cell>
          <table:table-cell office:value-type="string">
            <text:p>Путь свободен, теперь пора убираться отсюда, пока не нагрянула новая стража.</text:p>
          </table:table-cell>
          <table:table-cell office:value-type="string">
            <text:p>The way is clear, now it's time to get out of here, before more guards arrive.</text:p>
          </table:table-cell>
          <table:table-cell table:number-columns-repeated="1020"/>
        </table:table-row>
        <table:table-row table:style-name="ro1">
          <table:table-cell table:style-name="ce3" office:value-type="string">
            <text:p>gg wp</text:p>
          </table:table-cell>
          <table:table-cell table:number-columns-repeated="3" table:style-name="ce3"/>
          <table:table-cell table:style-name="ce3" table:number-columns-repeated="1020"/>
        </table:table-row>
        <table:table-row table:style-name="ro1">
          <table:table-cell office:value-type="string">
            <text:p>GAME_OVER</text:p>
          </table:table-cell>
          <table:table-cell office:value-type="string">
            <text:p>[color=#ffdef7]</text:p>
          </table:table-cell>
          <table:table-cell office:value-type="string">
            <text:p>Пролог игры "Путешествие Нимэ" успешно пройден! Спасибо за тестирование!</text:p>
          </table:table-cell>
          <table:table-cell office:value-type="string">
            <text:p>The prologue of the game "Nime's Travel" has been successfully completed! Thanks for testing!</text:p>
          </table:table-cell>
          <table:table-cell table:number-columns-repeated="1020"/>
        </table:table-row>
        <table:table-row table:style-name="ro1">
          <table:table-cell table:style-name="ce3" office:value-type="string">
            <text:p>Esc menu buttons, labels, text</text:p>
          </table:table-cell>
          <table:table-cell table:number-columns-repeated="3" table:style-name="ce3"/>
          <table:table-cell table:style-name="ce3" table:number-columns-repeated="1020"/>
        </table:table-row>
        <table:table-row table:style-name="ro1">
          <table:table-cell office:value-type="string">
            <text:p>BTN_NEW_GAME</text:p>
          </table:table-cell>
          <table:table-cell/>
          <table:table-cell office:value-type="string">
            <text:p>Новая игра</text:p>
          </table:table-cell>
          <table:table-cell office:value-type="string">
            <text:p>New game</text:p>
          </table:table-cell>
          <table:table-cell table:number-columns-repeated="1020"/>
        </table:table-row>
        <table:table-row table:style-name="ro1">
          <table:table-cell office:value-type="string">
            <text:p>BTN_LANGUAGE</text:p>
          </table:table-cell>
          <table:table-cell/>
          <table:table-cell office:value-type="string">
            <text:p>Язык: RU</text:p>
          </table:table-cell>
          <table:table-cell office:value-type="string">
            <text:p>Language: EN</text:p>
          </table:table-cell>
          <table:table-cell table:number-columns-repeated="1020"/>
        </table:table-row>
        <table:table-row table:style-name="ro1">
          <table:table-cell office:value-type="string">
            <text:p>BTN_MUSIC_ON</text:p>
          </table:table-cell>
          <table:table-cell/>
          <table:table-cell office:value-type="string">
            <text:p>Музыка: вкл</text:p>
          </table:table-cell>
          <table:table-cell office:value-type="string">
            <text:p>Music: on</text:p>
          </table:table-cell>
          <table:table-cell table:number-columns-repeated="1020"/>
        </table:table-row>
        <table:table-row table:style-name="ro1">
          <table:table-cell office:value-type="string">
            <text:p>BTN_MUSIC_OFF</text:p>
          </table:table-cell>
          <table:table-cell/>
          <table:table-cell office:value-type="string">
            <text:p>Музыка: выкл</text:p>
          </table:table-cell>
          <table:table-cell office:value-type="string">
            <text:p>Music: off</text:p>
          </table:table-cell>
          <table:table-cell table:number-columns-repeated="1020"/>
        </table:table-row>
        <table:table-row table:style-name="ro1">
          <table:table-cell office:value-type="string">
            <text:p>BTN_SOUND_ON</text:p>
          </table:table-cell>
          <table:table-cell/>
          <table:table-cell office:value-type="string">
            <text:p>Звуки: вкл</text:p>
          </table:table-cell>
          <table:table-cell office:value-type="string">
            <text:p>Sound: on</text:p>
          </table:table-cell>
          <table:table-cell table:number-columns-repeated="1020"/>
        </table:table-row>
        <table:table-row table:style-name="ro1">
          <table:table-cell office:value-type="string">
            <text:p>BTN_SOUND_OFF</text:p>
          </table:table-cell>
          <table:table-cell/>
          <table:table-cell office:value-type="string">
            <text:p>Звуки: выкл</text:p>
          </table:table-cell>
          <table:table-cell office:value-type="string">
            <text:p>Sound: off</text:p>
          </table:table-cell>
          <table:table-cell table:number-columns-repeated="1020"/>
        </table:table-row>
        <table:table-row table:style-name="ro1">
          <table:table-cell office:value-type="string">
            <text:p>BTN_HELP</text:p>
          </table:table-cell>
          <table:table-cell/>
          <table:table-cell office:value-type="string">
            <text:p>Помощь</text:p>
          </table:table-cell>
          <table:table-cell office:value-type="string">
            <text:p>Help</text:p>
          </table:table-cell>
          <table:table-cell table:number-columns-repeated="1020"/>
        </table:table-row>
        <table:table-row table:style-name="ro1">
          <table:table-cell office:value-type="string">
            <text:p>BTN_EXIT</text:p>
          </table:table-cell>
          <table:table-cell/>
          <table:table-cell office:value-type="string">
            <text:p>Выход</text:p>
          </table:table-cell>
          <table:table-cell office:value-type="string">
            <text:p>Exit</text:p>
          </table:table-cell>
          <table:table-cell table:number-columns-repeated="1020"/>
        </table:table-row>
        <table:table-row table:style-name="ro1">
          <table:table-cell office:value-type="string">
            <text:p>LABEL_HELP</text:p>
          </table:table-cell>
          <table:table-cell/>
          <table:table-cell office:value-type="string">
            <text:p>Справка</text:p>
          </table:table-cell>
          <table:table-cell office:value-type="string">
            <text:p>Help</text:p>
          </table:table-cell>
          <table:table-cell table:number-columns-repeated="1020"/>
        </table:table-row>
        <table:table-row table:style-name="ro7">
          <table:table-cell office:value-type="string">
            <text:p>TEXT_HELP</text:p>
          </table:table-cell>
          <table:table-cell/>
          <table:table-cell office:value-type="string">
            <text:p><text:s text:c="3"/>Задача игрока - изучать магию, собирая заклинания и применяя их на объектах игрового мира для продвижения сюжета.</text:p>
            <text:p><text:s text:c="3"/>Перемещение героя - левая кнопка мыши на нужный участок.</text:p>
            <text:p><text:s text:c="3"/>При наведении курсора на объект, он отображается миниатюрой в правом нижнем углу экрана. Для активации объекта, нужно нажать на него левой кнопкой мыши, герой переместится к объекту, и его название отобразится рядом с миниатюрой объекта.</text:p>
            <text:p><text:s text:c="3"/>Нажатие левой кнопки мыши на активный объект (после перемещения к нему) - даёт информацию или взаимодействие. Также на активный объект можно применять заклинания.</text:p>
            <text:p><text:s text:c="3"/>В случае, если объект показывает игроку заклинание - его нужно запомнить или записать в виде последовательности цветов или участков на роге героя. При новом запуске игры заклинание может иметь другую последовательность!</text:p>
            <text:p><text:s text:c="3"/>Для применения заклинания на объекте, нужно последовательно нажать на участки рога в правильном порядке, или набрать с помощью цифр, где цифры соответствуют участкам рога в порядке слева направо, начиная с единицы.</text:p>
          </table:table-cell>
          <table:table-cell office:value-type="string">
            <text:p><text:s text:c="3"/>The player's task is to study magic by collecting spells and applying them to the objects of the game world to advance the plot.</text:p>
            <text:p><text:s text:c="3"/>Move the hero - left mouse button to the desired area.</text:p>
            <text:p><text:s text:c="3"/>When you hover the cursor over an object, it is displayed as a thumbnail in the lower right corner of the screen. To activate the object, you need to click on with the left mouse button, the hero will move to the object, and his name will be displayed next to the thumbnail of the object.</text:p>
            <text:p><text:s text:c="3"/>Clicking the left mouse button on the active object (after moving to it) - gives information or interaction.</text:p>
            <text:p><text:s text:c="3"/>You can also cast spells on the active object.</text:p>
            <text:p><text:s text:c="3"/>If the object shows the player a spell, it needs to be remembered or written down as a sequence of colors or bunches on the hero's horn. When you start the game again, the spell may have a different sequence!</text:p>
            <text:p><text:s text:c="3"/>To cast a spell on an object, you need to sequentially press the horn sections in the correct order, or press the keyboard digits, where the numbers correspond to the horn sections in the left-right order, starting from one.</text:p>
          </table:table-cell>
          <table:table-cell table:number-columns-repeated="1020"/>
        </table:table-row>
        <table:table-row table:style-name="ro1">
          <table:table-cell office:value-type="string">
            <text:p>BTN_CONTINUE</text:p>
          </table:table-cell>
          <table:table-cell/>
          <table:table-cell office:value-type="string">
            <text:p>Продолжить</text:p>
          </table:table-cell>
          <table:table-cell office:value-type="string">
            <text:p>Continue</text:p>
          </table:table-cell>
          <table:table-cell table:number-columns-repeated="1020"/>
        </table:table-row>
        <table:table-row table:style-name="ro1">
          <table:table-cell table:style-name="ce3" office:value-type="string">
            <text:p>Intro</text:p>
          </table:table-cell>
          <table:table-cell table:number-columns-repeated="3" table:style-name="ce3"/>
          <table:table-cell table:style-name="ce3" table:number-columns-repeated="1020"/>
        </table:table-row>
        <table:table-row table:style-name="ro8">
          <table:table-cell office:value-type="string">
            <text:p>INTRO_1</text:p>
          </table:table-cell>
          <table:table-cell office:value-type="string">
            <text:p>[color=#FFFFFF][font_size=52][center]</text:p>
          </table:table-cell>
          <table:table-cell office:value-type="string">
            <text:p/>
            <text:p/>
            <text:p>30 лет от основания </text:p>
            <text:p>Эквестрии</text:p>
            <text:p/>
            <text:p>2 года после смерти</text:p>
            <text:p>Кловер Премудрой.</text:p>
          </table:table-cell>
          <table:table-cell office:value-type="string">
            <text:p/>
            <text:p/>
            <text:p>30 years from the foundation of Equestria.</text:p>
            <text:p/>
            <text:p>2 years after the death of <text:s/>Clover the Clever.</text:p>
          </table:table-cell>
          <table:table-cell table:number-columns-repeated="1020"/>
        </table:table-row>
        <table:table-row table:style-name="ro9">
          <table:table-cell office:value-type="string">
            <text:p>INTRO_2</text:p>
          </table:table-cell>
          <table:table-cell office:value-type="string">
            <text:p>[color=#FFFFFF][font_size=26]</text:p>
          </table:table-cell>
          <table:table-cell office:value-type="string">
            <text:p/>
            <text:p/>
            <text:p/>
            <text:p/>
            <text:p><text:s text:c="4"/>Единорог Нимэ, последняя ученица Кловер, уже 2 года живет в маленькой деревне на краю гор. Она получила от учителя лишь основные знания, так и не став мастером магии.</text:p>
            <text:p/>
            <text:p><text:s text:c="4"/>В поисках смысла жизни Нимэ общается с местными жителями, читает свои книги, и ухаживает за могилой учителя.</text:p>
          </table:table-cell>
          <table:table-cell office:value-type="string">
            <text:p/>
            <text:p/>
            <text:p><text:s text:c="4"/></text:p>
            <text:p/>
            <text:p><text:s text:c="4"/>Unicorn Nime, the last student of Clover, has been living for 2 years in a small village on the edge of the mountains. She received the basic knowledge from the teacher, without becoming a master of magic.</text:p>
            <text:p/>
            <text:p><text:s text:c="4"/>In search of the meaning of life, Nime communicates with local residents, reads her books, and takes care of the teacher's grave.</text:p>
          </table:table-cell>
          <table:table-cell table:number-columns-repeated="1020"/>
        </table:table-row>
        <table:table-row table:style-name="ro10">
          <table:table-cell office:value-type="string">
            <text:p>INTRO_3</text:p>
          </table:table-cell>
          <table:table-cell office:value-type="string">
            <text:p>[color=#FFFFFF][font_size=26][center]</text:p>
          </table:table-cell>
          <table:table-cell office:value-type="string">
            <text:p/>
            <text:p/>
            <text:p/>
            <text:p/>
            <text:p/>
            <text:p/>
            <text:p/>
            <text:p>Начался очередной день...</text:p>
          </table:table-cell>
          <table:table-cell office:value-type="string">
            <text:p/>
            <text:p/>
            <text:p/>
            <text:p/>
            <text:p/>
            <text:p/>
            <text:p/>
            <text:p>A new day has begun..</text:p>
          </table:table-cell>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number-rows-repeated="1048472">
          <table:table-cell table:number-columns-repeated="1024"/>
        </table:table-row>
        <table:table-row table:style-name="ro10">
          <table:table-cell table:number-columns-repeated="1024"/>
        </table:table-row>
      </table:table>
      <table:table table:name="CSV RESULT" table:style-name="ta1" table:print="false">
        <table:table-column table:style-name="co6" table:default-cell-style-name="Default"/>
        <table:table-column table:style-name="co7" table:default-cell-style-name="Default"/>
        <table:table-column table:style-name="co8" table:default-cell-style-name="Default"/>
        <table:table-row table:style-name="ro1">
          <table:table-cell office:value-type="string">
            <text:p>keys</text:p>
          </table:table-cell>
          <table:table-cell office:value-type="string">
            <text:p>ru</text:p>
          </table:table-cell>
          <table:table-cell office:value-type="string">
            <text:p>en</text:p>
          </table:table-cell>
        </table:table-row>
        <table:table-row table:style-name="ro1">
          <table:table-cell table:formula="of:=CONCATENATE( [SOUCE.A2])" office:value-type="string" office:string-value="SPELL_INT_DEFAULT">
            <text:p>SPELL_INT_DEFAULT</text:p>
          </table:table-cell>
          <table:table-cell table:formula="of:=CONCATENATE( [SOUCE.B2];[SOUCE.C2])" office:value-type="string" office:string-value="[color=#ffdef7]Заклинание работает, но ничего не происходит.">
            <text:p>[color=#ffdef7]Заклинание работает, но ничего не происходит.</text:p>
          </table:table-cell>
          <table:table-cell table:formula="of:=CONCATENATE( [SOUCE.B2];[SOUCE.D2])" office:value-type="string" office:string-value="[color=#ffdef7]The spell's working, but nothing's happening.">
            <text:p>[color=#ffdef7]The spell's working, but nothing's happening.</text:p>
          </table:table-cell>
        </table:table-row>
        <table:table-row table:style-name="ro1">
          <table:table-cell table:formula="of:=CONCATENATE( [SOUCE.A3])" office:value-type="string" office:string-value="SPELL_AFFECTED_INT_DEFAULT">
            <text:p>SPELL_AFFECTED_INT_DEFAULT</text:p>
          </table:table-cell>
          <table:table-cell table:formula="of:=CONCATENATE( [SOUCE.B3];[SOUCE.C3])" office:value-type="string" office:string-value="[color=#ffdef7]Уже под действием заклинания.">
            <text:p>[color=#ffdef7]Уже под действием заклинания.</text:p>
          </table:table-cell>
          <table:table-cell table:formula="of:=CONCATENATE( [SOUCE.B3];[SOUCE.D3])" office:value-type="string" office:string-value="[color=#ffdef7]It's already under the spell's effect.">
            <text:p>[color=#ffdef7]It's already under the spell's effect.</text:p>
          </table:table-cell>
        </table:table-row>
        <table:table-row table:style-name="ro1">
          <table:table-cell table:formula="of:=CONCATENATE( [SOUCE.A4])" office:value-type="string" office:string-value="WRONG_SPELL_INT_DEFAULT">
            <text:p>WRONG_SPELL_INT_DEFAULT</text:p>
          </table:table-cell>
          <table:table-cell table:formula="of:=CONCATENATE( [SOUCE.B4];[SOUCE.C4])" office:value-type="string" office:string-value="[color=#ffdef7]Это так не работает. ">
            <text:p>[color=#ffdef7]Это так не работает. </text:p>
          </table:table-cell>
          <table:table-cell table:formula="of:=CONCATENATE( [SOUCE.B4];[SOUCE.D4])" office:value-type="string" office:string-value="[color=#ffdef7]It doesn't work that way.">
            <text:p>[color=#ffdef7]It doesn't work that way.</text:p>
          </table:table-cell>
        </table:table-row>
        <table:table-row table:style-name="ro1">
          <table:table-cell table:formula="of:=CONCATENATE( [SOUCE.A5])" office:value-type="string" office:string-value="WRONG_SPELL_INT_PONY_DEFAULT">
            <text:p>WRONG_SPELL_INT_PONY_DEFAULT</text:p>
          </table:table-cell>
          <table:table-cell table:formula="of:=CONCATENATE( [SOUCE.B5];[SOUCE.C5])" office:value-type="string" office:string-value="[color=#ffdef7]Очевидно, плохая идея. ">
            <text:p>[color=#ffdef7]Очевидно, плохая идея. </text:p>
          </table:table-cell>
          <table:table-cell table:formula="of:=CONCATENATE( [SOUCE.B5];[SOUCE.D5])" office:value-type="string" office:string-value="[color=#ffdef7]Obviously a bad idea.">
            <text:p>[color=#ffdef7]Obviously a bad idea.</text:p>
          </table:table-cell>
        </table:table-row>
        <table:table-row table:style-name="ro1">
          <table:table-cell table:formula="of:=CONCATENATE( [SOUCE.A6])" office:value-type="string" office:string-value="SG_INT_BLOCKED_DEFAULT">
            <text:p>SG_INT_BLOCKED_DEFAULT</text:p>
          </table:table-cell>
          <table:table-cell table:formula="of:=CONCATENATE( [SOUCE.B6];[SOUCE.C6])" office:value-type="string" office:string-value="[color=#ffdef7]Проход заблокирован, мне не пройти.">
            <text:p>[color=#ffdef7]Проход заблокирован, мне не пройти.</text:p>
          </table:table-cell>
          <table:table-cell table:formula="of:=CONCATENATE( [SOUCE.B6];[SOUCE.D6])" office:value-type="string" office:string-value="[color=#ffdef7]The way is blocked, I can't pass.">
            <text:p>[color=#ffdef7]The way is blocked, I can't pass.</text:p>
          </table:table-cell>
        </table:table-row>
        <table:table-row table:style-name="ro1">
          <table:table-cell table:formula="of:=CONCATENATE( [SOUCE.A7])" office:value-type="string" office:string-value="The books">
            <text:p>The books</text:p>
          </table:table-cell>
          <table:table-cell table:formula="of:=CONCATENATE( [SOUCE.B7];[SOUCE.C7])">
            <text:p/>
          </table:table-cell>
          <table:table-cell table:formula="of:=CONCATENATE( [SOUCE.B7];[SOUCE.D7])">
            <text:p/>
          </table:table-cell>
        </table:table-row>
        <table:table-row table:style-name="ro1">
          <table:table-cell table:formula="of:=CONCATENATE( [SOUCE.A8])" office:value-type="string" office:string-value="LABEL_BOOKS">
            <text:p>LABEL_BOOKS</text:p>
          </table:table-cell>
          <table:table-cell table:formula="of:=CONCATENATE( [SOUCE.B8];[SOUCE.C8])" office:value-type="string" office:string-value="Книги">
            <text:p>Книги</text:p>
          </table:table-cell>
          <table:table-cell table:formula="of:=CONCATENATE( [SOUCE.B8];[SOUCE.D8])" office:value-type="string" office:string-value="Books">
            <text:p>Books</text:p>
          </table:table-cell>
        </table:table-row>
        <table:table-row table:style-name="ro11">
          <table:table-cell table:formula="of:=CONCATENATE( [SOUCE.A9])" office:value-type="string" office:string-value="INT_BOOKS">
            <text:p>INT_BOOKS</text:p>
          </table:table-cell>
          <table:table-cell table:formula="of:=CONCATENATE( [SOUCE.B9];[SOUCE.C9])" office:value-type="string" office:string-value="[color=#ffdef7]Здесь мои книги и дневники.&#10;Немного. Я мало что успела изучить.">
            <text:p>[color=#ffdef7]Здесь мои книги и дневники.<text:line-break/>Немного. Я мало что успела изучить.</text:p>
          </table:table-cell>
          <table:table-cell table:formula="of:=CONCATENATE( [SOUCE.B9];[SOUCE.D9])" office:value-type="string" office:string-value="[color=#ffdef7]Here are my books and diaries.&#10;A little. I didn't have much time to study.">
            <text:p>[color=#ffdef7]Here are my books and diaries.<text:line-break/>A little. I didn't have much time to study.</text:p>
          </table:table-cell>
        </table:table-row>
        <table:table-row table:style-name="ro1">
          <table:table-cell table:formula="of:=CONCATENATE( [SOUCE.A10])" office:value-type="string" office:string-value="The alchemist">
            <text:p>The alchemist</text:p>
          </table:table-cell>
          <table:table-cell table:formula="of:=CONCATENATE( [SOUCE.B10];[SOUCE.C10])">
            <text:p/>
          </table:table-cell>
          <table:table-cell table:formula="of:=CONCATENATE( [SOUCE.B10];[SOUCE.D10])">
            <text:p/>
          </table:table-cell>
        </table:table-row>
        <table:table-row table:style-name="ro1">
          <table:table-cell table:formula="of:=CONCATENATE( [SOUCE.A11])" office:value-type="string" office:string-value="LABEL_ALCHEMIST">
            <text:p>LABEL_ALCHEMIST</text:p>
          </table:table-cell>
          <table:table-cell table:formula="of:=CONCATENATE( [SOUCE.B11];[SOUCE.C11])" office:value-type="string" office:string-value="Алхимик">
            <text:p>Алхимик</text:p>
          </table:table-cell>
          <table:table-cell table:formula="of:=CONCATENATE( [SOUCE.B11];[SOUCE.D11])" office:value-type="string" office:string-value="Alchemist">
            <text:p>Alchemist</text:p>
          </table:table-cell>
        </table:table-row>
        <table:table-row table:style-name="ro1">
          <table:table-cell table:formula="of:=CONCATENATE( [SOUCE.A12])" office:value-type="string" office:string-value="F_INT_ALCHEMIST_1">
            <text:p>F_INT_ALCHEMIST_1</text:p>
          </table:table-cell>
          <table:table-cell table:formula="of:=CONCATENATE( [SOUCE.B12];[SOUCE.C12])" office:value-type="string" office:string-value="[color=#ffdef7]Привет, как твои исследования? ">
            <text:p>[color=#ffdef7]Привет, как твои исследования? </text:p>
          </table:table-cell>
          <table:table-cell table:formula="of:=CONCATENATE( [SOUCE.B12];[SOUCE.D12])" office:value-type="string" office:string-value="[color=#ffdef7]Hi, how's your research going?">
            <text:p>[color=#ffdef7]Hi, how's your research going?</text:p>
          </table:table-cell>
        </table:table-row>
        <table:table-row table:style-name="ro12">
          <table:table-cell table:formula="of:=CONCATENATE( [SOUCE.A13])" office:value-type="string" office:string-value="F_INT_ALCHEMIST_2">
            <text:p>F_INT_ALCHEMIST_2</text:p>
          </table:table-cell>
          <table:table-cell table:formula="of:=CONCATENATE( [SOUCE.B13];[SOUCE.C13])" office:value-type="string" office:string-value="[color=#71c837]Наконец-то смог добиться устойчивой&#10;Химической левитации.&#10;Если бы ты мне помогала почаще... ">
            <text:p>[color=#71c837]Наконец-то смог добиться устойчивой<text:line-break/>Химической левитации.<text:line-break/>Если бы ты мне помогала почаще... </text:p>
          </table:table-cell>
          <table:table-cell table:formula="of:=CONCATENATE( [SOUCE.B13];[SOUCE.D13])" office:value-type="string" office:string-value="[color=#71c837]Finally I was able to achieve stable&#10;Chemical levitation.&#10;If you would help me more often...">
            <text:p>[color=#71c837]Finally I was able to achieve stable<text:line-break/>Chemical levitation.<text:line-break/>If you would help me more often...</text:p>
          </table:table-cell>
        </table:table-row>
        <table:table-row table:style-name="ro12">
          <table:table-cell table:formula="of:=CONCATENATE( [SOUCE.A14])" office:value-type="string" office:string-value="F_INT_ALCHEMIST_3">
            <text:p>F_INT_ALCHEMIST_3</text:p>
          </table:table-cell>
          <table:table-cell table:formula="of:=CONCATENATE( [SOUCE.B14];[SOUCE.C14])" office:value-type="string" office:string-value="[color=#ffdef7]Сам знаешь - я только теорию&#10;изучала. Опыта не хватает&#10;Даже на простые заклинания. ">
            <text:p>[color=#ffdef7]Сам знаешь - я только теорию<text:line-break/>изучала. Опыта не хватает<text:line-break/>Даже на простые заклинания. </text:p>
          </table:table-cell>
          <table:table-cell table:formula="of:=CONCATENATE( [SOUCE.B14];[SOUCE.D14])" office:value-type="string" office:string-value="[color=#ffdef7]You know yourself - I only studied theory.&#10;Experience is not enough&#10;even for simple spells.">
            <text:p>[color=#ffdef7]You know yourself - I only studied theory.<text:line-break/>Experience is not enough<text:line-break/>even for simple spells.</text:p>
          </table:table-cell>
        </table:table-row>
        <table:table-row table:style-name="ro1">
          <table:table-cell table:formula="of:=CONCATENATE( [SOUCE.A15])" office:value-type="string" office:string-value="INT_ALCHEMIST_1">
            <text:p>INT_ALCHEMIST_1</text:p>
          </table:table-cell>
          <table:table-cell table:formula="of:=CONCATENATE( [SOUCE.B15];[SOUCE.C15])" office:value-type="string" office:string-value="[color=#ffdef7]Ещё что интересного? ">
            <text:p>[color=#ffdef7]Ещё что интересного? </text:p>
          </table:table-cell>
          <table:table-cell table:formula="of:=CONCATENATE( [SOUCE.B15];[SOUCE.D15])" office:value-type="string" office:string-value="[color=#ffdef7]What else is interesting?">
            <text:p>[color=#ffdef7]What else is interesting?</text:p>
          </table:table-cell>
        </table:table-row>
        <table:table-row table:style-name="ro1">
          <table:table-cell table:formula="of:=CONCATENATE( [SOUCE.A16])" office:value-type="string" office:string-value="INT_ALCHEMIST_2">
            <text:p>INT_ALCHEMIST_2</text:p>
          </table:table-cell>
          <table:table-cell table:formula="of:=CONCATENATE( [SOUCE.B16];[SOUCE.C16])" office:value-type="string" office:string-value="[color=#71c837]Пока только левитационный раствор. ">
            <text:p>[color=#71c837]Пока только левитационный раствор. </text:p>
          </table:table-cell>
          <table:table-cell table:formula="of:=CONCATENATE( [SOUCE.B16];[SOUCE.D16])" office:value-type="string" office:string-value="[color=#71c837]So far, only levitation solution.">
            <text:p>[color=#71c837]So far, only levitation solution.</text:p>
          </table:table-cell>
        </table:table-row>
        <table:table-row table:style-name="ro1">
          <table:table-cell table:formula="of:=CONCATENATE( [SOUCE.A17])" office:value-type="string" office:string-value="The baker himself">
            <text:p>The baker himself</text:p>
          </table:table-cell>
          <table:table-cell table:formula="of:=CONCATENATE( [SOUCE.B17];[SOUCE.C17])">
            <text:p/>
          </table:table-cell>
          <table:table-cell table:formula="of:=CONCATENATE( [SOUCE.B17];[SOUCE.D17])">
            <text:p/>
          </table:table-cell>
        </table:table-row>
        <table:table-row table:style-name="ro1">
          <table:table-cell table:formula="of:=CONCATENATE( [SOUCE.A18])" office:value-type="string" office:string-value="LABEL_BAKER">
            <text:p>LABEL_BAKER</text:p>
          </table:table-cell>
          <table:table-cell table:formula="of:=CONCATENATE( [SOUCE.B18];[SOUCE.C18])" office:value-type="string" office:string-value="Пекарь">
            <text:p>Пекарь</text:p>
          </table:table-cell>
          <table:table-cell table:formula="of:=CONCATENATE( [SOUCE.B18];[SOUCE.D18])" office:value-type="string" office:string-value="Baker">
            <text:p>Baker</text:p>
          </table:table-cell>
        </table:table-row>
        <table:table-row table:style-name="ro11">
          <table:table-cell table:formula="of:=CONCATENATE( [SOUCE.A19])" office:value-type="string" office:string-value="INT_BAKER">
            <text:p>INT_BAKER</text:p>
          </table:table-cell>
          <table:table-cell table:formula="of:=CONCATENATE( [SOUCE.B19];[SOUCE.C19])" office:value-type="string" office:string-value="[color=#ffdef7]Пекарь очень занят.&#10;Лучше его не отвлекать. ">
            <text:p>[color=#ffdef7]Пекарь очень занят.<text:line-break/>Лучше его не отвлекать. </text:p>
          </table:table-cell>
          <table:table-cell table:formula="of:=CONCATENATE( [SOUCE.B19];[SOUCE.D19])" office:value-type="string" office:string-value="[color=#ffdef7]The baker is very busy.&#10;It's better not to distract him.">
            <text:p>[color=#ffdef7]The baker is very busy.<text:line-break/>It's better not to distract him.</text:p>
          </table:table-cell>
        </table:table-row>
        <table:table-row table:style-name="ro1">
          <table:table-cell table:formula="of:=CONCATENATE( [SOUCE.A20])" office:value-type="string" office:string-value="LABEL_GRAVE">
            <text:p>LABEL_GRAVE</text:p>
          </table:table-cell>
          <table:table-cell table:formula="of:=CONCATENATE( [SOUCE.B20];[SOUCE.C20])" office:value-type="string" office:string-value="Памятник">
            <text:p>Памятник</text:p>
          </table:table-cell>
          <table:table-cell table:formula="of:=CONCATENATE( [SOUCE.B20];[SOUCE.D20])" office:value-type="string" office:string-value="Tombstone">
            <text:p>Tombstone</text:p>
          </table:table-cell>
        </table:table-row>
        <table:table-row table:style-name="ro11">
          <table:table-cell table:formula="of:=CONCATENATE( [SOUCE.A21])" office:value-type="string" office:string-value="INT_GRAVE_1">
            <text:p>INT_GRAVE_1</text:p>
          </table:table-cell>
          <table:table-cell table:formula="of:=CONCATENATE( [SOUCE.B21];[SOUCE.C21])" office:value-type="string" office:string-value="[color=#ffdef7]Это кладбище.&#10;Здесь кругом памятники.">
            <text:p>[color=#ffdef7]Это кладбище.<text:line-break/>Здесь кругом памятники.</text:p>
          </table:table-cell>
          <table:table-cell table:formula="of:=CONCATENATE( [SOUCE.B21];[SOUCE.D21])" office:value-type="string" office:string-value="[color=#ffdef7]This is a cemetery.&#10;There are tombstone all around here.">
            <text:p>[color=#ffdef7]This is a cemetery.<text:line-break/>There are tombstone all around here.</text:p>
          </table:table-cell>
        </table:table-row>
        <table:table-row table:style-name="ro1">
          <table:table-cell table:formula="of:=CONCATENATE( [SOUCE.A22])" office:value-type="string" office:string-value="INT_GRAVE_2">
            <text:p>INT_GRAVE_2</text:p>
          </table:table-cell>
          <table:table-cell table:formula="of:=CONCATENATE( [SOUCE.B22];[SOUCE.C22])" office:value-type="string" office:string-value="[color=#ffdef7]Еще один памятник. ">
            <text:p>[color=#ffdef7]Еще один памятник. </text:p>
          </table:table-cell>
          <table:table-cell table:formula="of:=CONCATENATE( [SOUCE.B22];[SOUCE.D22])" office:value-type="string" office:string-value="[color=#ffdef7]Another tombstone.">
            <text:p>[color=#ffdef7]Another tombstone.</text:p>
          </table:table-cell>
        </table:table-row>
        <table:table-row table:style-name="ro1">
          <table:table-cell table:formula="of:=CONCATENATE( [SOUCE.A23])" office:value-type="string" office:string-value="Clover grave">
            <text:p>Clover grave</text:p>
          </table:table-cell>
          <table:table-cell table:formula="of:=CONCATENATE( [SOUCE.B23];[SOUCE.C23])">
            <text:p/>
          </table:table-cell>
          <table:table-cell table:formula="of:=CONCATENATE( [SOUCE.B23];[SOUCE.D23])">
            <text:p/>
          </table:table-cell>
        </table:table-row>
        <table:table-row table:style-name="ro1">
          <table:table-cell table:formula="of:=CONCATENATE( [SOUCE.A24])" office:value-type="string" office:string-value="LABEL_CLOVER_GRAVE">
            <text:p>LABEL_CLOVER_GRAVE</text:p>
          </table:table-cell>
          <table:table-cell table:formula="of:=CONCATENATE( [SOUCE.B24];[SOUCE.C24])" office:value-type="string" office:string-value="Памятник Кловер ">
            <text:p>Памятник Кловер </text:p>
          </table:table-cell>
          <table:table-cell table:formula="of:=CONCATENATE( [SOUCE.B24];[SOUCE.D24])" office:value-type="string" office:string-value="Clover's tombstone">
            <text:p>Clover's tombstone</text:p>
          </table:table-cell>
        </table:table-row>
        <table:table-row table:style-name="ro1">
          <table:table-cell table:formula="of:=CONCATENATE( [SOUCE.A25])" office:value-type="string" office:string-value="INSP_CLOVER_GRAVE">
            <text:p>INSP_CLOVER_GRAVE</text:p>
          </table:table-cell>
          <table:table-cell table:formula="of:=CONCATENATE( [SOUCE.B25];[SOUCE.C25])" office:value-type="string" office:string-value="Кловер Премудрая, юникорн">
            <text:p>Кловер Премудрая, юникорн</text:p>
          </table:table-cell>
          <table:table-cell table:formula="of:=CONCATENATE( [SOUCE.B25];[SOUCE.D25])" office:value-type="string" office:string-value="Clover the Clever, Unicorn">
            <text:p>Clover the Clever, Unicorn</text:p>
          </table:table-cell>
        </table:table-row>
        <table:table-row table:style-name="ro11">
          <table:table-cell table:formula="of:=CONCATENATE( [SOUCE.A26])" office:value-type="string" office:string-value="INT_CLOVER_GRAVE">
            <text:p>INT_CLOVER_GRAVE</text:p>
          </table:table-cell>
          <table:table-cell table:formula="of:=CONCATENATE( [SOUCE.B26];[SOUCE.C26])" office:value-type="string" office:string-value="[color=#ffdef7]Два года прошло.&#10;Уже давно пора бы искать нового наставника.">
            <text:p>[color=#ffdef7]Два года прошло.<text:line-break/>Уже давно пора бы искать нового наставника.</text:p>
          </table:table-cell>
          <table:table-cell table:formula="of:=CONCATENATE( [SOUCE.B26];[SOUCE.D26])" office:value-type="string" office:string-value="[color=#ffdef7]Two years have passed.&#10;It's high time to look for a new mentor.">
            <text:p>[color=#ffdef7]Two years have passed.<text:line-break/>It's high time to look for a new mentor.</text:p>
          </table:table-cell>
        </table:table-row>
        <table:table-row table:style-name="ro1">
          <table:table-cell table:formula="of:=CONCATENATE( [SOUCE.A27])" office:value-type="string" office:string-value="INT_CLOVER_GRAVE_POST">
            <text:p>INT_CLOVER_GRAVE_POST</text:p>
          </table:table-cell>
          <table:table-cell table:formula="of:=CONCATENATE( [SOUCE.B27];[SOUCE.C27])" office:value-type="string" office:string-value="[color=#ffdef7]Надеюсь, я ещё её увижу.">
            <text:p>[color=#ffdef7]Надеюсь, я ещё её увижу.</text:p>
          </table:table-cell>
          <table:table-cell table:formula="of:=CONCATENATE( [SOUCE.B27];[SOUCE.D27])" office:value-type="string" office:string-value="[color=#ffdef7]I hope I'll see her again.">
            <text:p>[color=#ffdef7]I hope I'll see her again.</text:p>
          </table:table-cell>
        </table:table-row>
        <table:table-row table:style-name="ro11">
          <table:table-cell table:formula="of:=CONCATENATE( [SOUCE.A28])" office:value-type="string" office:string-value="INT_CLOVER_1">
            <text:p>INT_CLOVER_1</text:p>
          </table:table-cell>
          <table:table-cell table:formula="of:=CONCATENATE( [SOUCE.B28];[SOUCE.C28])" office:value-type="string" office:string-value="[color=#ffdef7]Мне не хватает вас, учитель.&#10;Даже не магии - просто совета.">
            <text:p>[color=#ffdef7]Мне не хватает вас, учитель.<text:line-break/>Даже не магии - просто совета.</text:p>
          </table:table-cell>
          <table:table-cell table:formula="of:=CONCATENATE( [SOUCE.B28];[SOUCE.D28])" office:value-type="string" office:string-value="[color=#ffdef7]I miss you, Teacher.&#10;Not even your magic - just advice.">
            <text:p>[color=#ffdef7]I miss you, Teacher.<text:line-break/>Not even your magic - just advice.</text:p>
          </table:table-cell>
        </table:table-row>
        <table:table-row table:style-name="ro11">
          <table:table-cell table:formula="of:=CONCATENATE( [SOUCE.A29])" office:value-type="string" office:string-value="INT_CLOVER_2">
            <text:p>INT_CLOVER_2</text:p>
          </table:table-cell>
          <table:table-cell table:formula="of:=CONCATENATE( [SOUCE.B29];[SOUCE.C29])" office:value-type="string" office:string-value="[color=#00d0e6]Я предвидела подобный поворот.&#10;Ты справишься.">
            <text:p>[color=#00d0e6]Я предвидела подобный поворот.<text:line-break/>Ты справишься.</text:p>
          </table:table-cell>
          <table:table-cell table:formula="of:=CONCATENATE( [SOUCE.B29];[SOUCE.D29])" office:value-type="string" office:string-value="[color=#00d0e6]I foresaw this twist.&#10;You can conquer it.">
            <text:p>[color=#00d0e6]I foresaw this twist.<text:line-break/>You can conquer it.</text:p>
          </table:table-cell>
        </table:table-row>
        <table:table-row table:style-name="ro1">
          <table:table-cell table:formula="of:=CONCATENATE( [SOUCE.A30])" office:value-type="string" office:string-value="INT_CLOVER_3">
            <text:p>INT_CLOVER_3</text:p>
          </table:table-cell>
          <table:table-cell table:formula="of:=CONCATENATE( [SOUCE.B30];[SOUCE.C30])" office:value-type="string" office:string-value="[color=#ffdef7]Учитель? Как это возможно?">
            <text:p>[color=#ffdef7]Учитель? Как это возможно?</text:p>
          </table:table-cell>
          <table:table-cell table:formula="of:=CONCATENATE( [SOUCE.B30];[SOUCE.D30])" office:value-type="string" office:string-value="[color=#ffdef7]Teacher? How is this possible?">
            <text:p>[color=#ffdef7]Teacher? How is this possible?</text:p>
          </table:table-cell>
        </table:table-row>
        <table:table-row table:style-name="ro1">
          <table:table-cell table:formula="of:=CONCATENATE( [SOUCE.A31])" office:value-type="string" office:string-value="INT_CLOVER_4">
            <text:p>INT_CLOVER_4</text:p>
          </table:table-cell>
          <table:table-cell table:formula="of:=CONCATENATE( [SOUCE.B31];[SOUCE.C31])" office:value-type="string" office:string-value="[color=#00d0e6]Единороги высшего уровня не исчезают сразу и бесследно. Я стану частью той силы, которую использовала, когда...">
            <text:p>[color=#00d0e6]Единороги высшего уровня не исчезают сразу и бесследно. Я стану частью той силы, которую использовала, когда...</text:p>
          </table:table-cell>
          <table:table-cell table:formula="of:=CONCATENATE( [SOUCE.B31];[SOUCE.D31])" office:value-type="string" office:string-value="[color=#00d0e6]Unicorns of the highest level do not disappear immediately and without a trace. I will become a part of the force that I used when...">
            <text:p>[color=#00d0e6]Unicorns of the highest level do not disappear immediately and without a trace. I will become a part of the force that I used when...</text:p>
          </table:table-cell>
        </table:table-row>
        <table:table-row table:style-name="ro11">
          <table:table-cell table:formula="of:=CONCATENATE( [SOUCE.A32])" office:value-type="string" office:string-value="INT_CLOVER_5">
            <text:p>INT_CLOVER_5</text:p>
          </table:table-cell>
          <table:table-cell table:formula="of:=CONCATENATE( [SOUCE.B32];[SOUCE.C32])" office:value-type="string" office:string-value="[color=#ffdef7]Жаль, я не такой единорог. Меня пытаются задержать стражники, а я за два года даже булку у пекаря ни разу не украла.">
            <text:p>[color=#ffdef7]Жаль, я не такой единорог. Меня пытаются задержать стражники, а я за два года даже булку у пекаря ни разу не украла.</text:p>
          </table:table-cell>
          <table:table-cell table:formula="of:=CONCATENATE( [SOUCE.B32];[SOUCE.D32])" office:value-type="string" office:string-value="[color=#ffdef7]I wish I was that kind of unicorn.&#10;The guards are trying to detain me, and in two years I have never even stolen a loaf from a baker.">
            <text:p>[color=#ffdef7]I wish I was that kind of unicorn.<text:line-break/>The guards are trying to detain me, and in two years I have never even stolen a loaf from a baker.</text:p>
          </table:table-cell>
        </table:table-row>
        <table:table-row table:style-name="ro1">
          <table:table-cell table:formula="of:=CONCATENATE( [SOUCE.A33])" office:value-type="string" office:string-value="INT_CLOVER_6">
            <text:p>INT_CLOVER_6</text:p>
          </table:table-cell>
          <table:table-cell table:formula="of:=CONCATENATE( [SOUCE.B33];[SOUCE.C33])" office:value-type="string" office:string-value="[color=#00d0e6]Принцесса Селестия сильна, но её склонность к быстрым решениям может пугать. Я попробую выяснить, в чём дело.">
            <text:p>[color=#00d0e6]Принцесса Селестия сильна, но её склонность к быстрым решениям может пугать. Я попробую выяснить, в чём дело.</text:p>
          </table:table-cell>
          <table:table-cell table:formula="of:=CONCATENATE( [SOUCE.B33];[SOUCE.D33])" office:value-type="string" office:string-value="[color=#00d0e6]Princess Celestia is powerfull, but her penchant for quick decisions can be intimidating. I'll try to figure out what's the matter.">
            <text:p>[color=#00d0e6]Princess Celestia is powerfull, but her penchant for quick decisions can be intimidating. I'll try to figure out what's the matter.</text:p>
          </table:table-cell>
        </table:table-row>
        <table:table-row table:style-name="ro1">
          <table:table-cell table:formula="of:=CONCATENATE( [SOUCE.A34])" office:value-type="string" office:string-value="INT_CLOVER_7">
            <text:p>INT_CLOVER_7</text:p>
          </table:table-cell>
          <table:table-cell table:formula="of:=CONCATENATE( [SOUCE.B34];[SOUCE.C34])" office:value-type="string" office:string-value="[color=#ffdef7]Как мне быть, Кловер?">
            <text:p>[color=#ffdef7]Как мне быть, Кловер?</text:p>
          </table:table-cell>
          <table:table-cell table:formula="of:=CONCATENATE( [SOUCE.B34];[SOUCE.D34])" office:value-type="string" office:string-value="[color=#ffdef7]What should I do, Clover?">
            <text:p>[color=#ffdef7]What should I do, Clover?</text:p>
          </table:table-cell>
        </table:table-row>
        <table:table-row table:style-name="ro11">
          <table:table-cell table:formula="of:=CONCATENATE( [SOUCE.A35])" office:value-type="string" office:string-value="INT_CLOVER_8">
            <text:p>INT_CLOVER_8</text:p>
          </table:table-cell>
          <table:table-cell table:formula="of:=CONCATENATE( [SOUCE.B35];[SOUCE.C35])" office:value-type="string" office:string-value="[color=#00d0e6]Для начала - продолжить обучение.&#10;Сосредоточься на магии внутри тебя, и уже через минуту сможешь использовать новые заклинания.">
            <text:p>[color=#00d0e6]Для начала - продолжить обучение.<text:line-break/>Сосредоточься на магии внутри тебя, и уже через минуту сможешь использовать новые заклинания.</text:p>
          </table:table-cell>
          <table:table-cell table:formula="of:=CONCATENATE( [SOUCE.B35];[SOUCE.D35])" office:value-type="string" office:string-value="[color=#00d0e6]To begin with - continue training.&#10;Focus on the magic inside you, and in a minute you will be able to use new spells.">
            <text:p>[color=#00d0e6]To begin with - continue training.<text:line-break/>Focus on the magic inside you, and in a minute you will be able to use new spells.</text:p>
          </table:table-cell>
        </table:table-row>
        <table:table-row table:style-name="ro11">
          <table:table-cell table:formula="of:=CONCATENATE( [SOUCE.A36])" office:value-type="string" office:string-value="INT_CLOVER_9">
            <text:p>INT_CLOVER_9</text:p>
          </table:table-cell>
          <table:table-cell table:formula="of:=CONCATENATE( [SOUCE.B36];[SOUCE.C36])" office:value-type="string" office:string-value="[color=#ffdef7]Хотя бы так.&#10;По крайней мере, мне действительно теперь доступен следующий уровень.">
            <text:p>[color=#ffdef7]Хотя бы так.<text:line-break/>По крайней мере, мне действительно теперь доступен следующий уровень.</text:p>
          </table:table-cell>
          <table:table-cell table:formula="of:=CONCATENATE( [SOUCE.B36];[SOUCE.D36])" office:value-type="string" office:string-value="[color=#ffdef7]At least so.&#10;The next level is really available to me now.">
            <text:p>[color=#ffdef7]At least so.<text:line-break/>The next level is really available to me now.</text:p>
          </table:table-cell>
        </table:table-row>
        <table:table-row table:style-name="ro1">
          <table:table-cell table:formula="of:=CONCATENATE( [SOUCE.A37])" office:value-type="string" office:string-value="Levitation flask">
            <text:p>Levitation flask</text:p>
          </table:table-cell>
          <table:table-cell table:formula="of:=CONCATENATE( [SOUCE.B37];[SOUCE.C37])">
            <text:p/>
          </table:table-cell>
          <table:table-cell table:formula="of:=CONCATENATE( [SOUCE.B37];[SOUCE.D37])">
            <text:p/>
          </table:table-cell>
        </table:table-row>
        <table:table-row table:style-name="ro1">
          <table:table-cell table:formula="of:=CONCATENATE( [SOUCE.A38])" office:value-type="string" office:string-value="LABEL_FLASK">
            <text:p>LABEL_FLASK</text:p>
          </table:table-cell>
          <table:table-cell table:formula="of:=CONCATENATE( [SOUCE.B38];[SOUCE.C38])" office:value-type="string" office:string-value="Колба">
            <text:p>Колба</text:p>
          </table:table-cell>
          <table:table-cell table:formula="of:=CONCATENATE( [SOUCE.B38];[SOUCE.D38])" office:value-type="string" office:string-value="Flask">
            <text:p>Flask</text:p>
          </table:table-cell>
        </table:table-row>
        <table:table-row table:style-name="ro13">
          <table:table-cell table:formula="of:=CONCATENATE( [SOUCE.A39])" office:value-type="string" office:string-value="FSPELL_FLASK">
            <text:p>FSPELL_FLASK</text:p>
          </table:table-cell>
          <table:table-cell table:formula="of:=CONCATENATE( [SOUCE.B39];[SOUCE.C39])" office:value-type="string" office:string-value="[color=#ffdef7]Это левитация.&#10;Стоит запомнить, как работает.&#10;Я могу выполнить заклинание в обе стороны.&#10;Хотя бы такая малость мне доступна.">
            <text:p>[color=#ffdef7]Это левитация.<text:line-break/>Стоит запомнить, как работает.<text:line-break/>Я могу выполнить заклинание в обе стороны.<text:line-break/>Хотя бы такая малость мне доступна.</text:p>
          </table:table-cell>
          <table:table-cell table:formula="of:=CONCATENATE( [SOUCE.B39];[SOUCE.D39])" office:value-type="string" office:string-value="[color=#ffdef7]This is levitation.&#10;I can memorize how it works.&#10;I can perform the spell in both directions.&#10;At least this level  of magic is available to me.">
            <text:p>[color=#ffdef7]This is levitation.<text:line-break/>I can memorize how it works.<text:line-break/>I can perform the spell in both directions.<text:line-break/>At least this level <text:s/>of magic is available to me.</text:p>
          </table:table-cell>
        </table:table-row>
        <table:table-row table:style-name="ro12">
          <table:table-cell table:formula="of:=CONCATENATE( [SOUCE.A40])" office:value-type="string" office:string-value="BSPELL_FLASK">
            <text:p>BSPELL_FLASK</text:p>
          </table:table-cell>
          <table:table-cell table:formula="of:=CONCATENATE( [SOUCE.B40];[SOUCE.C40])" office:value-type="string" office:string-value="[color=#ffdef7]Обратный эффект.&#10;Та же магия, но в обратном порядке.&#10;Могу попробовать сама.">
            <text:p>[color=#ffdef7]Обратный эффект.<text:line-break/>Та же магия, но в обратном порядке.<text:line-break/>Могу попробовать сама.</text:p>
          </table:table-cell>
          <table:table-cell table:formula="of:=CONCATENATE( [SOUCE.B40];[SOUCE.D40])" office:value-type="string" office:string-value="[color=#ffdef7]The reverse effect.&#10;The same magic but in reverse order.&#10;I can try it myself.">
            <text:p>[color=#ffdef7]The reverse effect.<text:line-break/>The same magic but in reverse order.<text:line-break/>I can try it myself.</text:p>
          </table:table-cell>
        </table:table-row>
        <table:table-row table:style-name="ro1">
          <table:table-cell table:formula="of:=CONCATENATE( [SOUCE.A41])" office:value-type="string" office:string-value="FSPELL_AFFECTED_FLASK">
            <text:p>FSPELL_AFFECTED_FLASK</text:p>
          </table:table-cell>
          <table:table-cell table:formula="of:=CONCATENATE( [SOUCE.B41];[SOUCE.C41])" office:value-type="string" office:string-value="[color=#ffdef7]Колба уже левитирует.">
            <text:p>[color=#ffdef7]Колба уже левитирует.</text:p>
          </table:table-cell>
          <table:table-cell table:formula="of:=CONCATENATE( [SOUCE.B41];[SOUCE.D41])" office:value-type="string" office:string-value="[color=#ffdef7]The flask is already levitating.">
            <text:p>[color=#ffdef7]The flask is already levitating.</text:p>
          </table:table-cell>
        </table:table-row>
        <table:table-row table:style-name="ro1">
          <table:table-cell table:formula="of:=CONCATENATE( [SOUCE.A42])" office:value-type="string" office:string-value="BSPELL_AFFECTED_FLASK">
            <text:p>BSPELL_AFFECTED_FLASK</text:p>
          </table:table-cell>
          <table:table-cell table:formula="of:=CONCATENATE( [SOUCE.B42];[SOUCE.C42])" office:value-type="string" office:string-value="[color=#ffdef7]Эффект левитации уже снят.">
            <text:p>[color=#ffdef7]Эффект левитации уже снят.</text:p>
          </table:table-cell>
          <table:table-cell table:formula="of:=CONCATENATE( [SOUCE.B42];[SOUCE.D42])" office:value-type="string" office:string-value="[color=#ffdef7]The levitation effect has already been removed.">
            <text:p>[color=#ffdef7]The levitation effect has already been removed.</text:p>
          </table:table-cell>
        </table:table-row>
        <table:table-row table:style-name="ro1">
          <table:table-cell table:formula="of:=CONCATENATE( [SOUCE.A43])" office:value-type="string" office:string-value="Stove in the baker's house">
            <text:p>Stove in the baker's house</text:p>
          </table:table-cell>
          <table:table-cell table:formula="of:=CONCATENATE( [SOUCE.B43];[SOUCE.C43])">
            <text:p/>
          </table:table-cell>
          <table:table-cell table:formula="of:=CONCATENATE( [SOUCE.B43];[SOUCE.D43])">
            <text:p/>
          </table:table-cell>
        </table:table-row>
        <table:table-row table:style-name="ro1">
          <table:table-cell table:formula="of:=CONCATENATE( [SOUCE.A44])" office:value-type="string" office:string-value="LABEL_STOVE">
            <text:p>LABEL_STOVE</text:p>
          </table:table-cell>
          <table:table-cell table:formula="of:=CONCATENATE( [SOUCE.B44];[SOUCE.C44])" office:value-type="string" office:string-value="Огонь">
            <text:p>Огонь</text:p>
          </table:table-cell>
          <table:table-cell table:formula="of:=CONCATENATE( [SOUCE.B44];[SOUCE.D44])" office:value-type="string" office:string-value="Fire">
            <text:p>Fire</text:p>
          </table:table-cell>
        </table:table-row>
        <table:table-row table:style-name="ro1">
          <table:table-cell table:formula="of:=CONCATENATE( [SOUCE.A45])" office:value-type="string" office:string-value="SPELL_INT_STOVE_1">
            <text:p>SPELL_INT_STOVE_1</text:p>
          </table:table-cell>
          <table:table-cell table:formula="of:=CONCATENATE( [SOUCE.B45];[SOUCE.C45])" office:value-type="string" office:string-value="[color=#ffdef7]Это магия огня! ">
            <text:p>[color=#ffdef7]Это магия огня! </text:p>
          </table:table-cell>
          <table:table-cell table:formula="of:=CONCATENATE( [SOUCE.B45];[SOUCE.D45])" office:value-type="string" office:string-value="[color=#ffdef7]It's fire magic!">
            <text:p>[color=#ffdef7]It's fire magic!</text:p>
          </table:table-cell>
        </table:table-row>
        <table:table-row table:style-name="ro1">
          <table:table-cell table:formula="of:=CONCATENATE( [SOUCE.A46])" office:value-type="string" office:string-value="SPELL_INT_STOVE_2">
            <text:p>SPELL_INT_STOVE_2</text:p>
          </table:table-cell>
          <table:table-cell table:formula="of:=CONCATENATE( [SOUCE.B46];[SOUCE.C46])" office:value-type="string" office:string-value="[color=#ffdef7]Я могу её запомнить, но слишком слаба, чтобы воспроизвести. ">
            <text:p>[color=#ffdef7]Я могу её запомнить, но слишком слаба, чтобы воспроизвести. </text:p>
          </table:table-cell>
          <table:table-cell table:formula="of:=CONCATENATE( [SOUCE.B46];[SOUCE.D46])" office:value-type="string" office:string-value="[color=#ffdef7]I can memorize it, yet I'm too weak to use it.">
            <text:p>[color=#ffdef7]I can memorize it, yet I'm too weak to use it.</text:p>
          </table:table-cell>
        </table:table-row>
        <table:table-row table:style-name="ro1">
          <table:table-cell table:formula="of:=CONCATENATE( [SOUCE.A47])" office:value-type="string" office:string-value="Guards at home">
            <text:p>Guards at home</text:p>
          </table:table-cell>
          <table:table-cell table:formula="of:=CONCATENATE( [SOUCE.B47];[SOUCE.C47])">
            <text:p/>
          </table:table-cell>
          <table:table-cell table:formula="of:=CONCATENATE( [SOUCE.B47];[SOUCE.D47])">
            <text:p/>
          </table:table-cell>
        </table:table-row>
        <table:table-row table:style-name="ro1">
          <table:table-cell table:formula="of:=CONCATENATE( [SOUCE.A48])" office:value-type="string" office:string-value="LABEL_GUARDS">
            <text:p>LABEL_GUARDS</text:p>
          </table:table-cell>
          <table:table-cell table:formula="of:=CONCATENATE( [SOUCE.B48];[SOUCE.C48])" office:value-type="string" office:string-value="Стражники">
            <text:p>Стражники</text:p>
          </table:table-cell>
          <table:table-cell table:formula="of:=CONCATENATE( [SOUCE.B48];[SOUCE.D48])" office:value-type="string" office:string-value="Guards">
            <text:p>Guards</text:p>
          </table:table-cell>
        </table:table-row>
        <table:table-row table:style-name="ro1">
          <table:table-cell table:formula="of:=CONCATENATE( [SOUCE.A49])" office:value-type="string" office:string-value="F_INT_GUARDS_1">
            <text:p>F_INT_GUARDS_1</text:p>
          </table:table-cell>
          <table:table-cell table:formula="of:=CONCATENATE( [SOUCE.B49];[SOUCE.C49])" office:value-type="string" office:string-value="[color=#ececec]Именем Принцессы Селестии, вы задержаны и должны проследовать с нами. ">
            <text:p>[color=#ececec]Именем Принцессы Селестии, вы задержаны и должны проследовать с нами. </text:p>
          </table:table-cell>
          <table:table-cell table:formula="of:=CONCATENATE( [SOUCE.B49];[SOUCE.D49])" office:value-type="string" office:string-value="[color=#ececec]In the name of Princess Celestia, you are detained and must come with us.">
            <text:p>[color=#ececec]In the name of Princess Celestia, you are detained and must come with us.</text:p>
          </table:table-cell>
        </table:table-row>
        <table:table-row table:style-name="ro1">
          <table:table-cell table:formula="of:=CONCATENATE( [SOUCE.A50])" office:value-type="string" office:string-value="F_INT_GUARDS_2">
            <text:p>F_INT_GUARDS_2</text:p>
          </table:table-cell>
          <table:table-cell table:formula="of:=CONCATENATE( [SOUCE.B50];[SOUCE.C50])" office:value-type="string" office:string-value="[color=#ffdef7]Очень смешно. Я два года не покидала эту деревню. И вообще не подданная принцессы.">
            <text:p>[color=#ffdef7]Очень смешно. Я два года не покидала эту деревню. И вообще не подданная принцессы.</text:p>
          </table:table-cell>
          <table:table-cell table:formula="of:=CONCATENATE( [SOUCE.B50];[SOUCE.D50])" office:value-type="string" office:string-value="[color=#ffdef7]Very funny. I haven't left this village for two years. And not a subject of the princess at all.">
            <text:p>[color=#ffdef7]Very funny. I haven't left this village for two years. And not a subject of the princess at all.</text:p>
          </table:table-cell>
        </table:table-row>
        <table:table-row table:style-name="ro1">
          <table:table-cell table:formula="of:=CONCATENATE( [SOUCE.A51])" office:value-type="string" office:string-value="F_INT_GUARDS_3">
            <text:p>F_INT_GUARDS_3</text:p>
          </table:table-cell>
          <table:table-cell table:formula="of:=CONCATENATE( [SOUCE.B51];[SOUCE.C51])" office:value-type="string" office:string-value="[color=#ececec]Теперь уже подданная, вы на территории  Эквестрии. Идите за нами и без глупостей. ">
            <text:p>[color=#ececec]Теперь уже подданная, вы на территории <text:s/>Эквестрии. Идите за нами и без глупостей. </text:p>
          </table:table-cell>
          <table:table-cell table:formula="of:=CONCATENATE( [SOUCE.B51];[SOUCE.D51])" office:value-type="string" office:string-value="[color=#ececec]Now already a subject, you are on the territory of Equestria. Follow us and don't do anything stupid.">
            <text:p>[color=#ececec]Now already a subject, you are on the territory of Equestria. Follow us and don't do anything stupid.</text:p>
          </table:table-cell>
        </table:table-row>
        <table:table-row table:style-name="ro1">
          <table:table-cell table:formula="of:=CONCATENATE( [SOUCE.A52])" office:value-type="string" office:string-value="F_INT_GUARDS_4">
            <text:p>F_INT_GUARDS_4</text:p>
          </table:table-cell>
          <table:table-cell table:formula="of:=CONCATENATE( [SOUCE.B52];[SOUCE.C52])" office:value-type="string" office:string-value="[color=#ffdef7]Нет, так не годится. Я никуда не пойду, пока не получу объяснений.">
            <text:p>[color=#ffdef7]Нет, так не годится. Я никуда не пойду, пока не получу объяснений.</text:p>
          </table:table-cell>
          <table:table-cell table:formula="of:=CONCATENATE( [SOUCE.B52];[SOUCE.D52])" office:value-type="string" office:string-value="[color=#ffdef7]No, that won't do. I'm not going anywhere untilI I get an explanation.">
            <text:p>[color=#ffdef7]No, that won't do. I'm not going anywhere untilI I get an explanation.</text:p>
          </table:table-cell>
        </table:table-row>
        <table:table-row table:style-name="ro1">
          <table:table-cell table:formula="of:=CONCATENATE( [SOUCE.A53])" office:value-type="string" office:string-value="F_INT_GUARDS_5">
            <text:p>F_INT_GUARDS_5</text:p>
          </table:table-cell>
          <table:table-cell table:formula="of:=CONCATENATE( [SOUCE.B53];[SOUCE.C53])" office:value-type="string" office:string-value="[color=#7b7b7b]Приказы Принцессы не обсуждаются. Собирайтесь и уходим. ">
            <text:p>[color=#7b7b7b]Приказы Принцессы не обсуждаются. Собирайтесь и уходим. </text:p>
          </table:table-cell>
          <table:table-cell table:formula="of:=CONCATENATE( [SOUCE.B53];[SOUCE.D53])" office:value-type="string" office:string-value="[color=#7b7b7b]The orders of the Princess are not discussed.\nGet ready and follow us.">
            <text:p>[color=#7b7b7b]The orders of the Princess are not discussed.\nGet ready and follow us.</text:p>
          </table:table-cell>
        </table:table-row>
        <table:table-row table:style-name="ro1">
          <table:table-cell table:formula="of:=CONCATENATE( [SOUCE.A54])" office:value-type="string" office:string-value="INT_GUARDS_1">
            <text:p>INT_GUARDS_1</text:p>
          </table:table-cell>
          <table:table-cell table:formula="of:=CONCATENATE( [SOUCE.B54];[SOUCE.C54])" office:value-type="string" office:string-value="[color=#ffdef7]Может, всё же расскажете, в чём моя вина?">
            <text:p>[color=#ffdef7]Может, всё же расскажете, в чём моя вина?</text:p>
          </table:table-cell>
          <table:table-cell table:formula="of:=CONCATENATE( [SOUCE.B54];[SOUCE.D54])" office:value-type="string" office:string-value="[color=#ffdef7]Can you tell me what my fault is?">
            <text:p>[color=#ffdef7]Can you tell me what my fault is?</text:p>
          </table:table-cell>
        </table:table-row>
        <table:table-row table:style-name="ro1">
          <table:table-cell table:formula="of:=CONCATENATE( [SOUCE.A55])" office:value-type="string" office:string-value="INT_GUARDS_2">
            <text:p>INT_GUARDS_2</text:p>
          </table:table-cell>
          <table:table-cell table:formula="of:=CONCATENATE( [SOUCE.B55];[SOUCE.C55])" office:value-type="string" office:string-value="[color=#ececec]Не спорьте и собирайтесь быстрее.\nПринцесса ждёт вас в замке.">
            <text:p>[color=#ececec]Не спорьте и собирайтесь быстрее.\nПринцесса ждёт вас в замке.</text:p>
          </table:table-cell>
          <table:table-cell table:formula="of:=CONCATENATE( [SOUCE.B55];[SOUCE.D55])" office:value-type="string" office:string-value="[color=#ececec]Don't argue and get ready faster. The princess is waiting for you in the castle.">
            <text:p>[color=#ececec]Don't argue and get ready faster. The princess is waiting for you in the castle.</text:p>
          </table:table-cell>
        </table:table-row>
        <table:table-row table:style-name="ro1">
          <table:table-cell table:formula="of:=CONCATENATE( [SOUCE.A56])" office:value-type="string" office:string-value="FSPELL_INT_GUARDS_1">
            <text:p>FSPELL_INT_GUARDS_1</text:p>
          </table:table-cell>
          <table:table-cell table:formula="of:=CONCATENATE( [SOUCE.B56];[SOUCE.C56])" office:value-type="string" office:string-value="[color=#ffdef7]Это даст мне время. Пора убираться отсюда. ">
            <text:p>[color=#ffdef7]Это даст мне время. Пора убираться отсюда. </text:p>
          </table:table-cell>
          <table:table-cell table:formula="of:=CONCATENATE( [SOUCE.B56];[SOUCE.D56])" office:value-type="string" office:string-value="[color=#ffdef7]It will give me chance. It's time to get out of here.">
            <text:p>[color=#ffdef7]It will give me chance. It's time to get out of here.</text:p>
          </table:table-cell>
        </table:table-row>
        <table:table-row table:style-name="ro1">
          <table:table-cell table:formula="of:=CONCATENATE( [SOUCE.A57])" office:value-type="string" office:string-value="FSPELL_INT_GUARDS_2">
            <text:p>FSPELL_INT_GUARDS_2</text:p>
          </table:table-cell>
          <table:table-cell table:formula="of:=CONCATENATE( [SOUCE.B57];[SOUCE.C57])" office:value-type="string" office:string-value="[color=#ececec]Негодница! Немедленно отпусти нас! ">
            <text:p>[color=#ececec]Негодница! Немедленно отпусти нас! </text:p>
          </table:table-cell>
          <table:table-cell table:formula="of:=CONCATENATE( [SOUCE.B57];[SOUCE.D57])" office:value-type="string" office:string-value="[color=#ececec]The wretch! Move us to the ground immediately!">
            <text:p>[color=#ececec]The wretch! Move us to the ground immediately!</text:p>
          </table:table-cell>
        </table:table-row>
        <table:table-row table:style-name="ro1">
          <table:table-cell table:formula="of:=CONCATENATE( [SOUCE.A58])" office:value-type="string" office:string-value="FSPELL_INT_GUARDS_3">
            <text:p>FSPELL_INT_GUARDS_3</text:p>
          </table:table-cell>
          <table:table-cell table:formula="of:=CONCATENATE( [SOUCE.B58];[SOUCE.C58])" office:value-type="string" office:string-value="[color=#ffdef7]Извините, парни, но я не хочу быть задержаной ни за что. ">
            <text:p>[color=#ffdef7]Извините, парни, но я не хочу быть задержаной ни за что. </text:p>
          </table:table-cell>
          <table:table-cell table:formula="of:=CONCATENATE( [SOUCE.B58];[SOUCE.D58])" office:value-type="string" office:string-value="[color=#ffdef7]Sorry, guys, but I don't want to be detained without reason.">
            <text:p>[color=#ffdef7]Sorry, guys, but I don't want to be detained without reason.</text:p>
          </table:table-cell>
        </table:table-row>
        <table:table-row table:style-name="ro1">
          <table:table-cell table:formula="of:=CONCATENATE( [SOUCE.A59])" office:value-type="string" office:string-value="AFTER_SPELL_INT_GUARDS">
            <text:p>AFTER_SPELL_INT_GUARDS</text:p>
          </table:table-cell>
          <table:table-cell table:formula="of:=CONCATENATE( [SOUCE.B59];[SOUCE.C59])" office:value-type="string" office:string-value="[color=#ffdef7]Не о чем с ними сейчас разговаривать. ">
            <text:p>[color=#ffdef7]Не о чем с ними сейчас разговаривать. </text:p>
          </table:table-cell>
          <table:table-cell table:formula="of:=CONCATENATE( [SOUCE.B59];[SOUCE.D59])" office:value-type="string" office:string-value="[color=#ffdef7]There's nothing to talk to them about right now.">
            <text:p>[color=#ffdef7]There's nothing to talk to them about right now.</text:p>
          </table:table-cell>
        </table:table-row>
        <table:table-row table:style-name="ro1">
          <table:table-cell table:formula="of:=CONCATENATE( [SOUCE.A60])" office:value-type="string" office:string-value="BSPELL_INT_GUARDS">
            <text:p>BSPELL_INT_GUARDS</text:p>
          </table:table-cell>
          <table:table-cell table:formula="of:=CONCATENATE( [SOUCE.B60];[SOUCE.C60])" office:value-type="string" office:string-value="[color=#ffdef7]Пусть лучше повисят в воздухе. ">
            <text:p>[color=#ffdef7]Пусть лучше повисят в воздухе. </text:p>
          </table:table-cell>
          <table:table-cell table:formula="of:=CONCATENATE( [SOUCE.B60];[SOUCE.D60])" office:value-type="string" office:string-value="[color=#ffdef7]Let them hang in the air better.">
            <text:p>[color=#ffdef7]Let them hang in the air better.</text:p>
          </table:table-cell>
        </table:table-row>
        <table:table-row table:style-name="ro1">
          <table:table-cell table:formula="of:=CONCATENATE( [SOUCE.A61])" office:value-type="string" office:string-value="SG_INT_BLOCKED_GUARDS">
            <text:p>SG_INT_BLOCKED_GUARDS</text:p>
          </table:table-cell>
          <table:table-cell table:formula="of:=CONCATENATE( [SOUCE.B61];[SOUCE.C61])" office:value-type="string" office:string-value="[color=#ececec]Стоять на месте! ">
            <text:p>[color=#ececec]Стоять на месте! </text:p>
          </table:table-cell>
          <table:table-cell table:formula="of:=CONCATENATE( [SOUCE.B61];[SOUCE.D61])" office:value-type="string" office:string-value="[color=#ececec]Stop right there!">
            <text:p>[color=#ececec]Stop right there!</text:p>
          </table:table-cell>
        </table:table-row>
        <table:table-row table:style-name="ro1">
          <table:table-cell table:formula="of:=CONCATENATE( [SOUCE.A62])" office:value-type="string" office:string-value="Scene gates blocked">
            <text:p>Scene gates blocked</text:p>
          </table:table-cell>
          <table:table-cell table:formula="of:=CONCATENATE( [SOUCE.B62];[SOUCE.C62])">
            <text:p/>
          </table:table-cell>
          <table:table-cell table:formula="of:=CONCATENATE( [SOUCE.B62];[SOUCE.D62])">
            <text:p/>
          </table:table-cell>
        </table:table-row>
        <table:table-row table:style-name="ro1">
          <table:table-cell table:formula="of:=CONCATENATE( [SOUCE.A63])" office:value-type="string" office:string-value="SG_INT_BLOCKED_GUARDS_ARE_THERE">
            <text:p>SG_INT_BLOCKED_GUARDS_ARE_THERE</text:p>
          </table:table-cell>
          <table:table-cell table:formula="of:=CONCATENATE( [SOUCE.B63];[SOUCE.C63])" office:value-type="string" office:string-value="[color=#ffdef7]Не стоит возвращаться туда, где уже есть стража. ">
            <text:p>[color=#ffdef7]Не стоит возвращаться туда, где уже есть стража. </text:p>
          </table:table-cell>
          <table:table-cell table:formula="of:=CONCATENATE( [SOUCE.B63];[SOUCE.D63])" office:value-type="string" office:string-value="[color=#ffdef7]It's not good going back to where are guards already.">
            <text:p>[color=#ffdef7]It's not good going back to where are guards already.</text:p>
          </table:table-cell>
        </table:table-row>
        <table:table-row table:style-name="ro1">
          <table:table-cell table:formula="of:=CONCATENATE( [SOUCE.A64])" office:value-type="string" office:string-value="SG_INT_BLOCKED_MUST_LEAVE_VILLAGE">
            <text:p>SG_INT_BLOCKED_MUST_LEAVE_VILLAGE</text:p>
          </table:table-cell>
          <table:table-cell table:formula="of:=CONCATENATE( [SOUCE.B64];[SOUCE.C64])" office:value-type="string" office:string-value="[color=#ffdef7]Мне лучше уйти подальше от деревни. ">
            <text:p>[color=#ffdef7]Мне лучше уйти подальше от деревни. </text:p>
          </table:table-cell>
          <table:table-cell table:formula="of:=CONCATENATE( [SOUCE.B64];[SOUCE.D64])" office:value-type="string" office:string-value="[color=#ffdef7]I'd better get away from the village.">
            <text:p>[color=#ffdef7]I'd better get away from the village.</text:p>
          </table:table-cell>
        </table:table-row>
        <table:table-row table:style-name="ro1">
          <table:table-cell table:formula="of:=CONCATENATE( [SOUCE.A65])" office:value-type="string" office:string-value="Bush interacitons">
            <text:p>Bush interacitons</text:p>
          </table:table-cell>
          <table:table-cell table:formula="of:=CONCATENATE( [SOUCE.B65];[SOUCE.C65])">
            <text:p/>
          </table:table-cell>
          <table:table-cell table:formula="of:=CONCATENATE( [SOUCE.B65];[SOUCE.D65])">
            <text:p/>
          </table:table-cell>
        </table:table-row>
        <table:table-row table:style-name="ro1">
          <table:table-cell table:formula="of:=CONCATENATE( [SOUCE.A66])" office:value-type="string" office:string-value="LABEL_BUSH">
            <text:p>LABEL_BUSH</text:p>
          </table:table-cell>
          <table:table-cell table:formula="of:=CONCATENATE( [SOUCE.B66];[SOUCE.C66])" office:value-type="string" office:string-value="Колючий куст">
            <text:p>Колючий куст</text:p>
          </table:table-cell>
          <table:table-cell table:formula="of:=CONCATENATE( [SOUCE.B66];[SOUCE.D66])" office:value-type="string" office:string-value="Prickly bush">
            <text:p>Prickly bush</text:p>
          </table:table-cell>
        </table:table-row>
        <table:table-row table:style-name="ro1">
          <table:table-cell table:formula="of:=CONCATENATE( [SOUCE.A67])" office:value-type="string" office:string-value="F_INT_BUSH">
            <text:p>F_INT_BUSH</text:p>
          </table:table-cell>
          <table:table-cell table:formula="of:=CONCATENATE( [SOUCE.B67];[SOUCE.C67])" office:value-type="string" office:string-value="[color=#ffdef7]Если бы я только могла пройти через лес, как-то избавиться от куста...">
            <text:p>[color=#ffdef7]Если бы я только могла пройти через лес, как-то избавиться от куста...</text:p>
          </table:table-cell>
          <table:table-cell table:formula="of:=CONCATENATE( [SOUCE.B67];[SOUCE.D67])" office:value-type="string" office:string-value="[color=#ffdef7]If only I could pass through the forest, somehow get rid of the bush...">
            <text:p>[color=#ffdef7]If only I could pass through the forest, somehow get rid of the bush...</text:p>
          </table:table-cell>
        </table:table-row>
        <table:table-row table:style-name="ro1">
          <table:table-cell table:formula="of:=CONCATENATE( [SOUCE.A68])" office:value-type="string" office:string-value="INT_BUSH">
            <text:p>INT_BUSH</text:p>
          </table:table-cell>
          <table:table-cell table:formula="of:=CONCATENATE( [SOUCE.B68];[SOUCE.C68])" office:value-type="string" office:string-value="[color=#ffdef7]Дорога заросла колючим кустарником.">
            <text:p>[color=#ffdef7]Дорога заросла колючим кустарником.</text:p>
          </table:table-cell>
          <table:table-cell table:formula="of:=CONCATENATE( [SOUCE.B68];[SOUCE.D68])" office:value-type="string" office:string-value="[color=#ffdef7]The road is overgrown with prickly bush.">
            <text:p>[color=#ffdef7]The road is overgrown with prickly bush.</text:p>
          </table:table-cell>
        </table:table-row>
        <table:table-row table:style-name="ro1">
          <table:table-cell table:formula="of:=CONCATENATE( [SOUCE.A69])" office:value-type="string" office:string-value="SPELL_INT_BUSH">
            <text:p>SPELL_INT_BUSH</text:p>
          </table:table-cell>
          <table:table-cell table:formula="of:=CONCATENATE( [SOUCE.B69];[SOUCE.C69])" office:value-type="string" office:string-value="[color=#ffdef7]Путь свободен, теперь пора убираться отсюда, пока не нагрянула новая стража.">
            <text:p>[color=#ffdef7]Путь свободен, теперь пора убираться отсюда, пока не нагрянула новая стража.</text:p>
          </table:table-cell>
          <table:table-cell table:formula="of:=CONCATENATE( [SOUCE.B69];[SOUCE.D69])" office:value-type="string" office:string-value="[color=#ffdef7]The way is clear, now it's time to get out of here, before more guards arrive.">
            <text:p>[color=#ffdef7]The way is clear, now it's time to get out of here, before more guards arrive.</text:p>
          </table:table-cell>
        </table:table-row>
        <table:table-row table:style-name="ro1">
          <table:table-cell table:formula="of:=CONCATENATE( [SOUCE.A70])" office:value-type="string" office:string-value="gg wp">
            <text:p>gg wp</text:p>
          </table:table-cell>
          <table:table-cell table:formula="of:=CONCATENATE( [SOUCE.B70];[SOUCE.C70])">
            <text:p/>
          </table:table-cell>
          <table:table-cell table:formula="of:=CONCATENATE( [SOUCE.B70];[SOUCE.D70])">
            <text:p/>
          </table:table-cell>
        </table:table-row>
        <table:table-row table:style-name="ro1">
          <table:table-cell table:formula="of:=CONCATENATE( [SOUCE.A71])" office:value-type="string" office:string-value="GAME_OVER">
            <text:p>GAME_OVER</text:p>
          </table:table-cell>
          <table:table-cell table:formula="of:=CONCATENATE( [SOUCE.B71];[SOUCE.C71])" office:value-type="string" office:string-value="[color=#ffdef7]Пролог игры &quot;Путешествие Нимэ&quot; успешно пройден! Спасибо за тестирование!">
            <text:p>[color=#ffdef7]Пролог игры "Путешествие Нимэ" успешно пройден! Спасибо за тестирование!</text:p>
          </table:table-cell>
          <table:table-cell table:formula="of:=CONCATENATE( [SOUCE.B71];[SOUCE.D71])" office:value-type="string" office:string-value="[color=#ffdef7]The prologue of the game &quot;Nime's Travel&quot; has been successfully completed! Thanks for testing!">
            <text:p>[color=#ffdef7]The prologue of the game "Nime's Travel" has been successfully completed! Thanks for testing!</text:p>
          </table:table-cell>
        </table:table-row>
        <table:table-row table:style-name="ro1">
          <table:table-cell table:formula="of:=CONCATENATE( [SOUCE.A72])" office:value-type="string" office:string-value="Esc menu buttons, labels, text">
            <text:p>Esc menu buttons, labels, text</text:p>
          </table:table-cell>
          <table:table-cell table:formula="of:=CONCATENATE( [SOUCE.B72];[SOUCE.C72])">
            <text:p/>
          </table:table-cell>
          <table:table-cell table:formula="of:=CONCATENATE( [SOUCE.B72];[SOUCE.D72])">
            <text:p/>
          </table:table-cell>
        </table:table-row>
        <table:table-row table:style-name="ro1">
          <table:table-cell table:formula="of:=CONCATENATE( [SOUCE.A73])" office:value-type="string" office:string-value="BTN_NEW_GAME">
            <text:p>BTN_NEW_GAME</text:p>
          </table:table-cell>
          <table:table-cell table:formula="of:=CONCATENATE( [SOUCE.B73];[SOUCE.C73])" office:value-type="string" office:string-value="Новая игра">
            <text:p>Новая игра</text:p>
          </table:table-cell>
          <table:table-cell table:formula="of:=CONCATENATE( [SOUCE.B73];[SOUCE.D73])" office:value-type="string" office:string-value="New game">
            <text:p>New game</text:p>
          </table:table-cell>
        </table:table-row>
        <table:table-row table:style-name="ro1">
          <table:table-cell table:formula="of:=CONCATENATE( [SOUCE.A74])" office:value-type="string" office:string-value="BTN_LANGUAGE">
            <text:p>BTN_LANGUAGE</text:p>
          </table:table-cell>
          <table:table-cell table:formula="of:=CONCATENATE( [SOUCE.B74];[SOUCE.C74])" office:value-type="string" office:string-value="Язык: RU">
            <text:p>Язык: RU</text:p>
          </table:table-cell>
          <table:table-cell table:formula="of:=CONCATENATE( [SOUCE.B74];[SOUCE.D74])" office:value-type="string" office:string-value="Language: EN">
            <text:p>Language: EN</text:p>
          </table:table-cell>
        </table:table-row>
        <table:table-row table:style-name="ro1">
          <table:table-cell table:formula="of:=CONCATENATE( [SOUCE.A75])" office:value-type="string" office:string-value="BTN_MUSIC_ON">
            <text:p>BTN_MUSIC_ON</text:p>
          </table:table-cell>
          <table:table-cell table:formula="of:=CONCATENATE( [SOUCE.B75];[SOUCE.C75])" office:value-type="string" office:string-value="Музыка: вкл">
            <text:p>Музыка: вкл</text:p>
          </table:table-cell>
          <table:table-cell table:formula="of:=CONCATENATE( [SOUCE.B75];[SOUCE.D75])" office:value-type="string" office:string-value="Music: on">
            <text:p>Music: on</text:p>
          </table:table-cell>
        </table:table-row>
        <table:table-row table:style-name="ro1">
          <table:table-cell table:formula="of:=CONCATENATE( [SOUCE.A76])" office:value-type="string" office:string-value="BTN_MUSIC_OFF">
            <text:p>BTN_MUSIC_OFF</text:p>
          </table:table-cell>
          <table:table-cell table:formula="of:=CONCATENATE( [SOUCE.B76];[SOUCE.C76])" office:value-type="string" office:string-value="Музыка: выкл">
            <text:p>Музыка: выкл</text:p>
          </table:table-cell>
          <table:table-cell table:formula="of:=CONCATENATE( [SOUCE.B76];[SOUCE.D76])" office:value-type="string" office:string-value="Music: off">
            <text:p>Music: off</text:p>
          </table:table-cell>
        </table:table-row>
        <table:table-row table:style-name="ro1">
          <table:table-cell table:formula="of:=CONCATENATE( [SOUCE.A77])" office:value-type="string" office:string-value="BTN_SOUND_ON">
            <text:p>BTN_SOUND_ON</text:p>
          </table:table-cell>
          <table:table-cell table:formula="of:=CONCATENATE( [SOUCE.B77];[SOUCE.C77])" office:value-type="string" office:string-value="Звуки: вкл">
            <text:p>Звуки: вкл</text:p>
          </table:table-cell>
          <table:table-cell table:formula="of:=CONCATENATE( [SOUCE.B77];[SOUCE.D77])" office:value-type="string" office:string-value="Sound: on">
            <text:p>Sound: on</text:p>
          </table:table-cell>
        </table:table-row>
        <table:table-row table:style-name="ro1">
          <table:table-cell table:formula="of:=CONCATENATE( [SOUCE.A78])" office:value-type="string" office:string-value="BTN_SOUND_OFF">
            <text:p>BTN_SOUND_OFF</text:p>
          </table:table-cell>
          <table:table-cell table:formula="of:=CONCATENATE( [SOUCE.B78];[SOUCE.C78])" office:value-type="string" office:string-value="Звуки: выкл">
            <text:p>Звуки: выкл</text:p>
          </table:table-cell>
          <table:table-cell table:formula="of:=CONCATENATE( [SOUCE.B78];[SOUCE.D78])" office:value-type="string" office:string-value="Sound: off">
            <text:p>Sound: off</text:p>
          </table:table-cell>
        </table:table-row>
        <table:table-row table:style-name="ro1">
          <table:table-cell table:formula="of:=CONCATENATE( [SOUCE.A79])" office:value-type="string" office:string-value="BTN_HELP">
            <text:p>BTN_HELP</text:p>
          </table:table-cell>
          <table:table-cell table:formula="of:=CONCATENATE( [SOUCE.B79];[SOUCE.C79])" office:value-type="string" office:string-value="Помощь">
            <text:p>Помощь</text:p>
          </table:table-cell>
          <table:table-cell table:formula="of:=CONCATENATE( [SOUCE.B79];[SOUCE.D79])" office:value-type="string" office:string-value="Help">
            <text:p>Help</text:p>
          </table:table-cell>
        </table:table-row>
        <table:table-row table:style-name="ro1">
          <table:table-cell table:formula="of:=CONCATENATE( [SOUCE.A80])" office:value-type="string" office:string-value="BTN_EXIT">
            <text:p>BTN_EXIT</text:p>
          </table:table-cell>
          <table:table-cell table:formula="of:=CONCATENATE( [SOUCE.B80];[SOUCE.C80])" office:value-type="string" office:string-value="Выход">
            <text:p>Выход</text:p>
          </table:table-cell>
          <table:table-cell table:formula="of:=CONCATENATE( [SOUCE.B80];[SOUCE.D80])" office:value-type="string" office:string-value="Exit">
            <text:p>Exit</text:p>
          </table:table-cell>
        </table:table-row>
        <table:table-row table:style-name="ro1">
          <table:table-cell table:formula="of:=CONCATENATE( [SOUCE.A81])" office:value-type="string" office:string-value="LABEL_HELP">
            <text:p>LABEL_HELP</text:p>
          </table:table-cell>
          <table:table-cell table:formula="of:=CONCATENATE( [SOUCE.B81];[SOUCE.C81])" office:value-type="string" office:string-value="Справка">
            <text:p>Справка</text:p>
          </table:table-cell>
          <table:table-cell table:formula="of:=CONCATENATE( [SOUCE.B81];[SOUCE.D81])" office:value-type="string" office:string-value="Help">
            <text:p>Help</text:p>
          </table:table-cell>
        </table:table-row>
        <table:table-row table:style-name="ro14">
          <table:table-cell table:formula="of:=CONCATENATE( [SOUCE.A82])" office:value-type="string" office:string-value="TEXT_HELP">
            <text:p>TEXT_HELP</text:p>
          </table:table-cell>
          <table:table-cell table:formula="of:=CONCATENATE( [SOUCE.B82];[SOUCE.C82])" office:value-type="string" office:string-value="   Задача игрока - изучать магию, собирая заклинания и применяя их на объектах игрового мира для продвижения сюжета.&#10;   Перемещение героя - левая кнопка мыши на нужный участок.&#10;   При наведении курсора на объект, он отображается миниатюрой в правом нижнем углу экрана. Для активации объекта, нужно нажать на него левой кнопкой мыши, герой переместится к объекту, и его название отобразится рядом с миниатюрой объекта.&#10;   Нажатие левой кнопки мыши на активный объект (после перемещения к нему) - даёт информацию или взаимодействие. Также на активный объект можно применять заклинания.&#10;   В случае, если объект показывает игроку заклинание - его нужно запомнить или записать в виде последовательности цветов или участков на роге героя. При новом запуске игры заклинание может иметь другую последовательность!&#10;   Для применения заклинания на объекте, нужно последовательно нажать на участки рога в правильном порядке, или набрать с помощью цифр, где цифры соответствуют участкам рога в порядке слева направо, начиная с единицы.">
            <text:p><text:s text:c="3"/>Задача игрока - изучать магию, собирая заклинания и применяя их на объектах игрового мира для продвижения сюжета.<text:line-break/> <text:s text:c="2"/>Перемещение героя - левая кнопка мыши на нужный участок.<text:line-break/> <text:s text:c="2"/>При наведении курсора на объект, он отображается миниатюрой в правом нижнем углу экрана. Для активации объекта, нужно нажать на него левой кнопкой мыши, герой переместится к объекту, и его название отобразится рядом с миниатюрой объекта.<text:line-break/> <text:s text:c="2"/>Нажатие левой кнопки мыши на активный объект (после перемещения к нему) - даёт информацию или взаимодействие. Также на активный объект можно применять заклинания.<text:line-break/> <text:s text:c="2"/>В случае, если объект показывает игроку заклинание - его нужно запомнить или записать в виде последовательности цветов или участков на роге героя. При новом запуске игры заклинание может иметь другую последовательность!<text:line-break/> <text:s text:c="2"/>Для применения заклинания на объекте, нужно последовательно нажать на участки рога в правильном порядке, или набрать с помощью цифр, где цифры соответствуют участкам рога в порядке слева направо, начиная с единицы.</text:p>
          </table:table-cell>
          <table:table-cell table:formula="of:=CONCATENATE( [SOUCE.B82];[SOUCE.D82])" office:value-type="string" office:string-value="   The player's task is to study magic by collecting spells and applying them to the objects of the game world to advance the plot.&#10;   Move the hero - left mouse button to the desired area.&#10;   When you hover the cursor over an object, it is displayed as a thumbnail in the lower right corner of the screen. To activate the object, you need to click on with the left mouse button, the hero will move to the object, and his name will be displayed next to the thumbnail of the object.&#10;   Clicking the left mouse button on the active object (after moving to it) - gives information or interaction.&#10;   You can also cast spells on the active object.&#10;   If the object shows the player a spell, it needs to be remembered or written down as a sequence of colors or bunches on the hero's horn. When you start the game again, the spell may have a different sequence!&#10;   To cast a spell on an object, you need to sequentially press the horn sections in the correct order, or press the keyboard digits, where the numbers correspond to the horn sections in the left-right order, starting from one.">
            <text:p><text:s text:c="3"/>The player's task is to study magic by collecting spells and applying them to the objects of the game world to advance the plot.<text:line-break/> <text:s text:c="2"/>Move the hero - left mouse button to the desired area.<text:line-break/> <text:s text:c="2"/>When you hover the cursor over an object, it is displayed as a thumbnail in the lower right corner of the screen. To activate the object, you need to click on with the left mouse button, the hero will move to the object, and his name will be displayed next to the thumbnail of the object.<text:line-break/> <text:s text:c="2"/>Clicking the left mouse button on the active object (after moving to it) - gives information or interaction.<text:line-break/> <text:s text:c="2"/>You can also cast spells on the active object.<text:line-break/> <text:s text:c="2"/>If the object shows the player a spell, it needs to be remembered or written down as a sequence of colors or bunches on the hero's horn. When you start the game again, the spell may have a different sequence!<text:line-break/> <text:s text:c="2"/>To cast a spell on an object, you need to sequentially press the horn sections in the correct order, or press the keyboard digits, where the numbers correspond to the horn sections in the left-right order, starting from one.</text:p>
          </table:table-cell>
        </table:table-row>
        <table:table-row table:style-name="ro1">
          <table:table-cell table:formula="of:=CONCATENATE( [SOUCE.A83])" office:value-type="string" office:string-value="BTN_CONTINUE">
            <text:p>BTN_CONTINUE</text:p>
          </table:table-cell>
          <table:table-cell table:formula="of:=CONCATENATE( [SOUCE.B83];[SOUCE.C83])" office:value-type="string" office:string-value="Продолжить">
            <text:p>Продолжить</text:p>
          </table:table-cell>
          <table:table-cell table:formula="of:=CONCATENATE( [SOUCE.B83];[SOUCE.D83])" office:value-type="string" office:string-value="Continue">
            <text:p>Continue</text:p>
          </table:table-cell>
        </table:table-row>
        <table:table-row table:style-name="ro1">
          <table:table-cell table:formula="of:=CONCATENATE( [SOUCE.A84])" office:value-type="string" office:string-value="Intro">
            <text:p>Intro</text:p>
          </table:table-cell>
          <table:table-cell table:formula="of:=CONCATENATE( [SOUCE.B84];[SOUCE.C84])">
            <text:p/>
          </table:table-cell>
          <table:table-cell table:formula="of:=CONCATENATE( [SOUCE.B84];[SOUCE.D84])">
            <text:p/>
          </table:table-cell>
        </table:table-row>
        <table:table-row table:style-name="ro15">
          <table:table-cell table:formula="of:=CONCATENATE( [SOUCE.A85])" office:value-type="string" office:string-value="INTRO_1">
            <text:p>INTRO_1</text:p>
          </table:table-cell>
          <table:table-cell table:formula="of:=CONCATENATE( [SOUCE.B85];[SOUCE.C85])" office:value-type="string" office:string-value="[color=#FFFFFF][font_size=52][center]&#10;&#10;30 лет от основания &#10;Эквестрии&#10;&#10;2 года после смерти&#10;Кловер Премудрой.">
            <text:p>[color=#FFFFFF][font_size=52][center]<text:line-break/><text:line-break/>30 лет от основания <text:line-break/>Эквестрии<text:line-break/><text:line-break/>2 года после смерти<text:line-break/>Кловер Премудрой.</text:p>
          </table:table-cell>
          <table:table-cell table:formula="of:=CONCATENATE( [SOUCE.B85];[SOUCE.D85])" office:value-type="string" office:string-value="[color=#FFFFFF][font_size=52][center]&#10;&#10;30 years from the foundation of Equestria.&#10;&#10;2 years after the death of  Clover the Clever.">
            <text:p>[color=#FFFFFF][font_size=52][center]<text:line-break/><text:line-break/>30 years from the foundation of Equestria.<text:line-break/><text:line-break/>2 years after the death of <text:s/>Clover the Clever.</text:p>
          </table:table-cell>
        </table:table-row>
        <table:table-row table:style-name="ro13">
          <table:table-cell table:formula="of:=CONCATENATE( [SOUCE.A86])" office:value-type="string" office:string-value="INTRO_2">
            <text:p>INTRO_2</text:p>
          </table:table-cell>
          <table:table-cell table:formula="of:=CONCATENATE( [SOUCE.B86];[SOUCE.C86])" office:value-type="string" office:string-value="[color=#FFFFFF][font_size=26]&#10;&#10;&#10;&#10;    Единорог Нимэ, последняя ученица Кловер, уже 2 года живет в маленькой деревне на краю гор. Она получила от учителя лишь основные знания, так и не став мастером магии.&#10;&#10;    В поисках смысла жизни Нимэ общается с местными жителями, читает свои книги, и ухаживает за могилой учителя.">
            <text:p>[color=#FFFFFF][font_size=26]<text:line-break/><text:line-break/><text:line-break/><text:line-break/> <text:s text:c="3"/>Единорог Нимэ, последняя ученица Кловер, уже 2 года живет в маленькой деревне на краю гор. Она получила от учителя лишь основные знания, так и не став мастером магии.<text:line-break/><text:line-break/> <text:s text:c="3"/>В поисках смысла жизни Нимэ общается с местными жителями, читает свои книги, и ухаживает за могилой учителя.</text:p>
          </table:table-cell>
          <table:table-cell table:formula="of:=CONCATENATE( [SOUCE.B86];[SOUCE.D86])" office:value-type="string" office:string-value="[color=#FFFFFF][font_size=26]&#10;&#10;    &#10;&#10;    Unicorn Nime, the last student of Clover, has been living for 2 years in a small village on the edge of the mountains. She received the basic knowledge from the teacher, without becoming a master of magic.&#10;&#10;    In search of the meaning of life, Nime communicates with local residents, reads her books, and takes care of the teacher's grave.">
            <text:p>[color=#FFFFFF][font_size=26]<text:line-break/><text:line-break/> <text:s text:c="3"/><text:line-break/><text:line-break/> <text:s text:c="3"/>Unicorn Nime, the last student of Clover, has been living for 2 years in a small village on the edge of the mountains. She received the basic knowledge from the teacher, without becoming a master of magic.<text:line-break/><text:line-break/> <text:s text:c="3"/>In search of the meaning of life, Nime communicates with local residents, reads her books, and takes care of the teacher's grave.</text:p>
          </table:table-cell>
        </table:table-row>
        <table:table-row table:style-name="ro15">
          <table:table-cell table:formula="of:=CONCATENATE( [SOUCE.A87])" office:value-type="string" office:string-value="INTRO_3">
            <text:p>INTRO_3</text:p>
          </table:table-cell>
          <table:table-cell table:formula="of:=CONCATENATE( [SOUCE.B87];[SOUCE.C87])" office:value-type="string" office:string-value="[color=#FFFFFF][font_size=26][center]&#10;&#10;&#10;&#10;&#10;&#10;&#10;Начался очередной день...">
            <text:p>[color=#FFFFFF][font_size=26][center]<text:line-break/><text:line-break/><text:line-break/><text:line-break/><text:line-break/><text:line-break/><text:line-break/>Начался очередной день...</text:p>
          </table:table-cell>
          <table:table-cell table:formula="of:=CONCATENATE( [SOUCE.B87];[SOUCE.D87])" office:value-type="string" office:string-value="[color=#FFFFFF][font_size=26][center]&#10;&#10;&#10;&#10;&#10;&#10;&#10;A new day has begun..">
            <text:p>[color=#FFFFFF][font_size=26][center]<text:line-break/><text:line-break/><text:line-break/><text:line-break/><text:line-break/><text:line-break/><text:line-break/>A new day has begun..</text:p>
          </table:table-cell>
        </table:table-row>
        <table:table-row table:style-name="ro1">
          <table:table-cell table:formula="of:=CONCATENATE( [SOUCE.A88])">
            <text:p/>
          </table:table-cell>
          <table:table-cell table:formula="of:=CONCATENATE( [SOUCE.B88];[SOUCE.C88])">
            <text:p/>
          </table:table-cell>
          <table:table-cell table:formula="of:=CONCATENATE( [SOUCE.B88];[SOUCE.D88])">
            <text:p/>
          </table:table-cell>
        </table:table-row>
        <table:table-row table:style-name="ro1">
          <table:table-cell table:formula="of:=CONCATENATE( [SOUCE.A89])">
            <text:p/>
          </table:table-cell>
          <table:table-cell table:formula="of:=CONCATENATE( [SOUCE.B89];[SOUCE.C89])">
            <text:p/>
          </table:table-cell>
          <table:table-cell table:formula="of:=CONCATENATE( [SOUCE.B89];[SOUCE.D89])">
            <text:p/>
          </table:table-cell>
        </table:table-row>
        <table:table-row table:style-name="ro1">
          <table:table-cell table:formula="of:=CONCATENATE( [SOUCE.A90])">
            <text:p/>
          </table:table-cell>
          <table:table-cell table:formula="of:=CONCATENATE( [SOUCE.B90];[SOUCE.C90])">
            <text:p/>
          </table:table-cell>
          <table:table-cell table:formula="of:=CONCATENATE( [SOUCE.B90];[SOUCE.D90])">
            <text:p/>
          </table:table-cell>
        </table:table-row>
        <table:table-row table:style-name="ro1">
          <table:table-cell table:formula="of:=CONCATENATE( [SOUCE.A91])">
            <text:p/>
          </table:table-cell>
          <table:table-cell table:formula="of:=CONCATENATE( [SOUCE.B91];[SOUCE.C91])">
            <text:p/>
          </table:table-cell>
          <table:table-cell table:formula="of:=CONCATENATE( [SOUCE.B91];[SOUCE.D91])">
            <text:p/>
          </table:table-cell>
        </table:table-row>
        <table:table-row table:style-name="ro1">
          <table:table-cell table:formula="of:=CONCATENATE( [SOUCE.A92])">
            <text:p/>
          </table:table-cell>
          <table:table-cell table:formula="of:=CONCATENATE( [SOUCE.B92];[SOUCE.C92])">
            <text:p/>
          </table:table-cell>
          <table:table-cell table:formula="of:=CONCATENATE( [SOUCE.B92];[SOUCE.D92])">
            <text:p/>
          </table:table-cell>
        </table:table-row>
        <table:table-row table:style-name="ro1">
          <table:table-cell table:formula="of:=CONCATENATE( [SOUCE.A93])">
            <text:p/>
          </table:table-cell>
          <table:table-cell table:formula="of:=CONCATENATE( [SOUCE.B93];[SOUCE.C93])">
            <text:p/>
          </table:table-cell>
          <table:table-cell table:formula="of:=CONCATENATE( [SOUCE.B93];[SOUCE.D93])">
            <text:p/>
          </table:table-cell>
        </table:table-row>
        <table:table-row table:style-name="ro1">
          <table:table-cell table:formula="of:=CONCATENATE( [SOUCE.A94])">
            <text:p/>
          </table:table-cell>
          <table:table-cell table:formula="of:=CONCATENATE( [SOUCE.B94];[SOUCE.C94])">
            <text:p/>
          </table:table-cell>
          <table:table-cell table:formula="of:=CONCATENATE( [SOUCE.B94];[SOUCE.D94])">
            <text:p/>
          </table:table-cell>
        </table:table-row>
        <table:table-row table:style-name="ro1">
          <table:table-cell table:formula="of:=CONCATENATE( [SOUCE.A95])">
            <text:p/>
          </table:table-cell>
          <table:table-cell table:formula="of:=CONCATENATE( [SOUCE.B95];[SOUCE.C95])">
            <text:p/>
          </table:table-cell>
          <table:table-cell table:formula="of:=CONCATENATE( [SOUCE.B95];[SOUCE.D95])">
            <text:p/>
          </table:table-cell>
        </table:table-row>
        <table:table-row table:style-name="ro1">
          <table:table-cell table:formula="of:=CONCATENATE( [SOUCE.A96])">
            <text:p/>
          </table:table-cell>
          <table:table-cell table:formula="of:=CONCATENATE( [SOUCE.B96];[SOUCE.C96])">
            <text:p/>
          </table:table-cell>
          <table:table-cell table:formula="of:=CONCATENATE( [SOUCE.B96];[SOUCE.D96])">
            <text:p/>
          </table:table-cell>
        </table:table-row>
        <table:table-row table:style-name="ro1">
          <table:table-cell table:formula="of:=CONCATENATE( [SOUCE.A97])">
            <text:p/>
          </table:table-cell>
          <table:table-cell table:formula="of:=CONCATENATE( [SOUCE.B97];[SOUCE.C97])">
            <text:p/>
          </table:table-cell>
          <table:table-cell table:formula="of:=CONCATENATE( [SOUCE.B97];[SOUCE.D97])">
            <text:p/>
          </table:table-cell>
        </table:table-row>
        <table:table-row table:style-name="ro1">
          <table:table-cell table:formula="of:=CONCATENATE( [SOUCE.A98])">
            <text:p/>
          </table:table-cell>
          <table:table-cell table:formula="of:=CONCATENATE( [SOUCE.B98];[SOUCE.C98])">
            <text:p/>
          </table:table-cell>
          <table:table-cell table:formula="of:=CONCATENATE( [SOUCE.B98];[SOUCE.D98])">
            <text:p/>
          </table:table-cell>
        </table:table-row>
        <table:table-row table:style-name="ro1">
          <table:table-cell table:formula="of:=CONCATENATE( [SOUCE.A99])">
            <text:p/>
          </table:table-cell>
          <table:table-cell table:formula="of:=CONCATENATE( [SOUCE.B99];[SOUCE.C99])">
            <text:p/>
          </table:table-cell>
          <table:table-cell table:formula="of:=CONCATENATE( [SOUCE.B99];[SOUCE.D99])">
            <text:p/>
          </table:table-cell>
        </table:table-row>
        <table:table-row table:style-name="ro1">
          <table:table-cell table:formula="of:=CONCATENATE( [SOUCE.A100])">
            <text:p/>
          </table:table-cell>
          <table:table-cell table:formula="of:=CONCATENATE( [SOUCE.B100];[SOUCE.C100])">
            <text:p/>
          </table:table-cell>
          <table:table-cell table:formula="of:=CONCATENATE( [SOUCE.B100];[SOUCE.D100])">
            <text:p/>
          </table:table-cell>
        </table:table-row>
        <table:table-row table:style-name="ro1">
          <table:table-cell table:formula="of:=CONCATENATE( [SOUCE.A101])">
            <text:p/>
          </table:table-cell>
          <table:table-cell table:formula="of:=CONCATENATE( [SOUCE.B101];[SOUCE.C101])">
            <text:p/>
          </table:table-cell>
          <table:table-cell table:formula="of:=CONCATENATE( [SOUCE.B101];[SOUCE.D101])">
            <text:p/>
          </table:table-cell>
        </table:table-row>
        <table:table-row table:style-name="ro1">
          <table:table-cell table:formula="of:=CONCATENATE( [SOUCE.A102])">
            <text:p/>
          </table:table-cell>
          <table:table-cell table:formula="of:=CONCATENATE( [SOUCE.B102];[SOUCE.C102])">
            <text:p/>
          </table:table-cell>
          <table:table-cell table:formula="of:=CONCATENATE( [SOUCE.B102];[SOUCE.D102])">
            <text:p/>
          </table:table-cell>
        </table:table-row>
        <table:table-row table:style-name="ro1">
          <table:table-cell table:formula="of:=CONCATENATE( [SOUCE.A103])">
            <text:p/>
          </table:table-cell>
          <table:table-cell table:formula="of:=CONCATENATE( [SOUCE.B103];[SOUCE.C103])">
            <text:p/>
          </table:table-cell>
          <table:table-cell table:formula="of:=CONCATENATE( [SOUCE.B103];[SOUCE.D103])">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1-18">18.01.2024</text:date>, <text:time>20:1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1-18T20:14:03.31</dc:date>
    <meta:generator>OpenOffice/4.1.14$Win32 OpenOffice.org_project/4114m1$Build-9811</meta:generator>
    <meta:editing-duration>PT4H45M38S</meta:editing-duration>
    <meta:editing-cycles>97</meta:editing-cycles>
    <meta:document-statistic meta:table-count="2" meta:cell-count="721" meta:object-count="0"/>
  </office:meta>
</office:document-meta>
</file>